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411cm" table:align="left"/>
    </style:style>
    <style:style style:name="Таблица1.A" style:family="table-column">
      <style:table-column-properties style:column-width="7.696cm"/>
    </style:style>
    <style:style style:name="Таблица1.B" style:family="table-column">
      <style:table-column-properties style:column-width="10.716cm"/>
    </style:style>
    <style:style style:name="Таблица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49cm" fo:border="0.05pt solid #000000"/>
    </style:style>
    <style:style style:name="Таблица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Quotations"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bd9d6" officeooo:paragraph-rsid="001bd9d6" style:font-size-asian="14pt" style:font-size-complex="14pt"/>
    </style:style>
    <style:style style:name="P7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8" style:family="paragraph" style:parent-style-name="Preformatted_20_Text">
      <style:paragraph-properties fo:margin-top="0cm" fo:margin-bottom="0.499cm" loext:contextual-spacing="false" fo:padding="0.049cm" fo:border="0.06pt solid #000000"/>
      <style:text-properties fo:font-size="12pt" style:font-size-asian="12pt" style:font-size-complex="12pt"/>
    </style:style>
    <style:style style:name="P9" style:family="paragraph" style:parent-style-name="Preformatted_20_Text">
      <style:paragraph-properties fo:padding="0.049cm" fo:border="0.06pt solid #000000"/>
    </style:style>
    <style:style style:name="P10" style:family="paragraph" style:parent-style-name="Preformatted_20_Text">
      <style:paragraph-properties fo:padding="0.049cm" fo:border="0.06pt solid #000000"/>
      <style:text-properties fo:font-size="12pt" style:font-size-asian="12pt" style:font-size-complex="12pt"/>
    </style:style>
    <style:style style:name="P11" style:family="paragraph" style:parent-style-name="Preformatted_20_Text">
      <style:paragraph-properties fo:padding="0.049cm" fo:border="0.06pt solid #000000"/>
      <style:text-properties officeooo:paragraph-rsid="001f8c45"/>
    </style:style>
    <style:style style:name="P12" style:family="paragraph" style:parent-style-name="Text_20_body">
      <style:paragraph-properties fo:padding="0.049cm" fo:border="0.06pt solid #000000"/>
      <style:text-properties style:font-name="DejaVu Sans Mono" fo:font-size="12pt" officeooo:rsid="002e5360" officeooo:paragraph-rsid="002e5360" style:font-size-asian="10.5pt" style:font-size-complex="12pt"/>
    </style:style>
    <style:style style:name="P13" style:family="paragraph" style:parent-style-name="Text_20_body">
      <style:paragraph-properties fo:padding="0.049cm" fo:border="0.06pt solid #000000"/>
      <style:text-properties style:font-name="DejaVu Sans Mono" fo:font-size="10pt" fo:font-weight="bold" officeooo:rsid="002e5360" officeooo:paragraph-rsid="002e5360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padding="0.049cm" fo:border="0.06pt solid #000000"/>
      <style:text-properties style:font-name="DejaVu Sans Mono" fo:font-size="10pt" fo:font-weight="bold" officeooo:rsid="002e5360" officeooo:paragraph-rsid="002e5360" style:font-size-asian="8.75pt" style:font-weight-asian="bold" style:font-size-complex="10pt" style:font-weight-complex="bold"/>
    </style:style>
    <style:style style:name="P15" style:family="paragraph" style:parent-style-name="Preformatted_20_Text">
      <style:paragraph-properties fo:margin-top="0cm" fo:margin-bottom="0cm" loext:contextual-spacing="false" fo:padding="0.049cm" fo:border="0.06pt solid #000000"/>
    </style:style>
    <style:style style:name="P16" style:family="paragraph" style:parent-style-name="Preformatted_20_Text">
      <style:paragraph-properties fo:margin-top="0cm" fo:margin-bottom="0cm" loext:contextual-spacing="false" fo:padding="0.049cm" fo:border="0.06pt solid #000000"/>
      <style:text-properties fo:font-size="12pt" style:font-size-asian="12pt" style:font-size-complex="12pt"/>
    </style:style>
    <style:style style:name="P17" style:family="paragraph" style:parent-style-name="Preformatted_20_Text">
      <style:paragraph-properties fo:margin-top="0cm" fo:margin-bottom="0cm" loext:contextual-spacing="false" fo:padding="0.049cm" fo:border="0.06pt solid #000000"/>
      <style:text-properties officeooo:paragraph-rsid="002a1eee"/>
    </style:style>
    <style:style style:name="P18" style:family="paragraph" style:parent-style-name="Preformatted_20_Text">
      <style:paragraph-properties fo:margin-top="0cm" fo:margin-bottom="0cm" loext:contextual-spacing="false" fo:padding="0.049cm" fo:border="none"/>
    </style:style>
    <style:style style:name="P19" style:family="paragraph" style:parent-style-name="Text_20_body">
      <style:text-properties officeooo:paragraph-rsid="00161028"/>
    </style:style>
    <style:style style:name="P20" style:family="paragraph" style:parent-style-name="Text_20_body">
      <style:text-properties fo:font-size="6pt" style:font-size-asian="5.25pt" style:font-size-complex="6pt"/>
    </style:style>
    <style:style style:name="P21" style:family="paragraph" style:parent-style-name="Text_20_body">
      <style:text-properties fo:font-size="6pt" officeooo:paragraph-rsid="00161028" style:font-size-asian="5.25pt" style:font-size-complex="6pt"/>
    </style:style>
    <style:style style:name="P22" style:family="paragraph" style:parent-style-name="Text_20_body">
      <style:text-properties officeooo:paragraph-rsid="001773c6"/>
    </style:style>
    <style:style style:name="P23" style:family="paragraph" style:parent-style-name="Text_20_body">
      <style:text-properties officeooo:paragraph-rsid="00237f89"/>
    </style:style>
    <style:style style:name="P24" style:family="paragraph" style:parent-style-name="Text_20_body">
      <style:text-properties officeooo:paragraph-rsid="00260780"/>
    </style:style>
    <style:style style:name="P25" style:family="paragraph" style:parent-style-name="Text_20_body">
      <style:text-properties officeooo:paragraph-rsid="00266844"/>
    </style:style>
    <style:style style:name="P26" style:family="paragraph" style:parent-style-name="Text_20_body">
      <style:text-properties officeooo:rsid="00237f89" officeooo:paragraph-rsid="00237f89"/>
    </style:style>
    <style:style style:name="P27" style:family="paragraph" style:parent-style-name="Text_20_body">
      <style:text-properties officeooo:paragraph-rsid="002aaf62"/>
    </style:style>
    <style:style style:name="P28" style:family="paragraph" style:parent-style-name="Text_20_body">
      <style:text-properties officeooo:paragraph-rsid="002bee7c"/>
    </style:style>
    <style:style style:name="P29" style:family="paragraph" style:parent-style-name="Text_20_body">
      <style:paragraph-properties fo:padding="0.049cm" fo:border="none"/>
      <style:text-properties fo:font-size="6pt" style:font-size-asian="5.25pt" style:font-size-complex="6pt"/>
    </style:style>
    <style:style style:name="P30" style:family="paragraph" style:parent-style-name="Text_20_body">
      <style:paragraph-properties fo:padding="0.049cm" fo:border="none"/>
      <style:text-properties officeooo:rsid="001f8c45"/>
    </style:style>
    <style:style style:name="P31" style:family="paragraph" style:parent-style-name="Heading_20_1" style:master-page-name="">
      <style:paragraph-properties style:page-number="auto"/>
    </style:style>
    <style:style style:name="P32" style:family="paragraph" style:parent-style-name="Heading_20_1">
      <style:text-properties officeooo:rsid="001f8c45" officeooo:paragraph-rsid="001f8c45"/>
    </style:style>
    <style:style style:name="P33" style:family="paragraph" style:parent-style-name="Heading_20_1">
      <style:text-properties officeooo:rsid="002d8f30" officeooo:paragraph-rsid="002d8f30"/>
    </style:style>
    <style:style style:name="P34" style:family="paragraph" style:parent-style-name="Text_20_body" style:list-style-name="L1"/>
    <style:style style:name="P35" style:family="paragraph" style:parent-style-name="Text_20_body" style:list-style-name="L2">
      <style:text-properties officeooo:rsid="001f8c45" officeooo:paragraph-rsid="001f8c45"/>
    </style:style>
    <style:style style:name="P36" style:family="paragraph" style:parent-style-name="Text_20_body" style:list-style-name="L3"/>
    <style:style style:name="P37" style:family="paragraph" style:parent-style-name="Text_20_body" style:list-style-name="L4"/>
    <style:style style:name="P38" style:family="paragraph" style:parent-style-name="Text_20_body" style:list-style-name="L1">
      <style:paragraph-properties fo:margin-top="0cm" fo:margin-bottom="0cm" loext:contextual-spacing="false"/>
    </style:style>
    <style:style style:name="P39" style:family="paragraph" style:parent-style-name="Text_20_body" style:list-style-name="L2">
      <style:paragraph-properties fo:margin-top="0cm" fo:margin-bottom="0cm" loext:contextual-spacing="false"/>
      <style:text-properties officeooo:rsid="001f8c45"/>
    </style:style>
    <style:style style:name="P40" style:family="paragraph" style:parent-style-name="Text_20_body" style:list-style-name="L2">
      <style:paragraph-properties fo:margin-top="0cm" fo:margin-bottom="0cm" loext:contextual-spacing="false"/>
    </style:style>
    <style:style style:name="P41" style:family="paragraph" style:parent-style-name="Text_20_body" style:list-style-name="L3">
      <style:paragraph-properties fo:margin-top="0cm" fo:margin-bottom="0cm" loext:contextual-spacing="false"/>
      <style:text-properties officeooo:rsid="00295553"/>
    </style:style>
    <style:style style:name="P42" style:family="paragraph" style:parent-style-name="Text_20_body" style:list-style-name="L3">
      <style:paragraph-properties fo:margin-top="0cm" fo:margin-bottom="0cm" loext:contextual-spacing="false"/>
    </style:style>
    <style:style style:name="P43" style:family="paragraph" style:parent-style-name="Text_20_body" style:list-style-name="L4">
      <style:paragraph-properties fo:margin-top="0cm" fo:margin-bottom="0cm" loext:contextual-spacing="false"/>
    </style:style>
    <style:style style:name="P44" style:family="paragraph" style:parent-style-name="Text_20_body" style:list-style-name="L4">
      <style:paragraph-properties fo:margin-top="0cm" fo:margin-bottom="0cm" loext:contextual-spacing="false"/>
      <style:text-properties officeooo:paragraph-rsid="002d8f30"/>
    </style:style>
    <style:style style:name="P45" style:family="paragraph" style:parent-style-name="Preformatted_20_Text">
      <style:paragraph-properties fo:margin-top="0cm" fo:margin-bottom="0cm" loext:contextual-spacing="false" fo:padding="0.049cm" fo:border="0.06pt solid #000000"/>
    </style:style>
    <style:style style:name="P46" style:family="paragraph" style:parent-style-name="Preformatted_20_Text">
      <style:paragraph-properties fo:margin-top="0cm" fo:margin-bottom="0cm" loext:contextual-spacing="false" fo:padding="0.049cm" fo:border="0.06pt solid #000000"/>
      <style:text-properties fo:font-size="10pt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e2de7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6pt" style:font-size-asian="5.25pt" style:font-size-complex="6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officeooo:rsid="0017e31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4005" style:font-weight-asian="bold" style:font-weight-complex="bold"/>
    </style:style>
    <style:style style:name="T10" style:family="text">
      <style:text-properties fo:font-weight="bold" officeooo:rsid="002aaf62" style:font-weight-asian="bold" style:font-weight-complex="bold"/>
    </style:style>
    <style:style style:name="T11" style:family="text">
      <style:text-properties fo:font-weight="bold" officeooo:rsid="002be3d6" style:font-weight-asian="bold" style:font-weight-complex="bold"/>
    </style:style>
    <style:style style:name="T12" style:family="text">
      <style:text-properties fo:font-weight="bold" officeooo:rsid="002bee7c" style:font-weight-asian="bold" style:font-weight-complex="bold"/>
    </style:style>
    <style:style style:name="T13" style:family="text">
      <style:text-properties officeooo:rsid="00193e04"/>
    </style:style>
    <style:style style:name="T14" style:family="text">
      <style:text-properties officeooo:rsid="001a544a"/>
    </style:style>
    <style:style style:name="T15" style:family="text">
      <style:text-properties officeooo:rsid="001b8c55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b8c55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DejaVu Sans Mono" fo:font-weight="bold" style:font-weight-asian="bold" style:font-weight-complex="bold"/>
    </style:style>
    <style:style style:name="T21" style:family="text">
      <style:text-properties style:font-name="DejaVu Sans Mono" fo:font-weight="bold" officeooo:rsid="001e2de7" style:font-weight-asian="bold" style:font-weight-complex="bold"/>
    </style:style>
    <style:style style:name="T22" style:family="text">
      <style:text-properties style:font-name="DejaVu Sans Mono" fo:font-weight="bold" officeooo:rsid="00260780" style:font-weight-asian="bold" style:font-weight-complex="bold"/>
    </style:style>
    <style:style style:name="T23" style:family="text">
      <style:text-properties style:font-name="DejaVu Sans Mono" fo:font-weight="bold" officeooo:rsid="0028cb2f" style:font-weight-asian="bold" style:font-weight-complex="bold"/>
    </style:style>
    <style:style style:name="T24" style:family="text">
      <style:text-properties officeooo:rsid="001bd9d6"/>
    </style:style>
    <style:style style:name="T25" style:family="text">
      <style:text-properties officeooo:rsid="001ca26b"/>
    </style:style>
    <style:style style:name="T26" style:family="text">
      <style:text-properties officeooo:rsid="001e2de7"/>
    </style:style>
    <style:style style:name="T27" style:family="text">
      <style:text-properties officeooo:rsid="001f8c45"/>
    </style:style>
    <style:style style:name="T28" style:family="text">
      <style:text-properties style:font-name="Liberation Sans" fo:font-weight="bold" style:font-weight-asian="bold" style:font-weight-complex="bold"/>
    </style:style>
    <style:style style:name="T29" style:family="text">
      <style:text-properties officeooo:rsid="00204005"/>
    </style:style>
    <style:style style:name="T30" style:family="text">
      <style:text-properties officeooo:rsid="0021343b"/>
    </style:style>
    <style:style style:name="T31" style:family="text">
      <style:text-properties style:font-name="Times New Roman1" officeooo:rsid="0021343b"/>
    </style:style>
    <style:style style:name="T32" style:family="text">
      <style:text-properties style:font-name="Times New Roman1" fo:font-weight="normal" officeooo:rsid="00295553" style:font-weight-asian="normal" style:font-weight-complex="normal"/>
    </style:style>
    <style:style style:name="T33" style:family="text">
      <style:text-properties style:font-name="Times New Roman1" officeooo:rsid="002d8f30"/>
    </style:style>
    <style:style style:name="T34" style:family="text">
      <style:text-properties officeooo:rsid="00237b4e"/>
    </style:style>
    <style:style style:name="T35" style:family="text">
      <style:text-properties officeooo:rsid="00237f89"/>
    </style:style>
    <style:style style:name="T36" style:family="text">
      <style:text-properties officeooo:rsid="00245431"/>
    </style:style>
    <style:style style:name="T37" style:family="text">
      <style:text-properties officeooo:rsid="00260780"/>
    </style:style>
    <style:style style:name="T38" style:family="text">
      <style:text-properties fo:font-weight="normal" officeooo:rsid="00260780" style:font-weight-asian="normal" style:font-weight-complex="normal"/>
    </style:style>
    <style:style style:name="T39" style:family="text">
      <style:text-properties officeooo:rsid="002656d5"/>
    </style:style>
    <style:style style:name="T40" style:family="text">
      <style:text-properties officeooo:rsid="00266844"/>
    </style:style>
    <style:style style:name="T41" style:family="text">
      <style:text-properties officeooo:rsid="00272419"/>
    </style:style>
    <style:style style:name="T42" style:family="text">
      <style:text-properties officeooo:rsid="0028cb2f"/>
    </style:style>
    <style:style style:name="T43" style:family="text">
      <style:text-properties style:font-name="Times New Roman" officeooo:rsid="0028cb2f"/>
    </style:style>
    <style:style style:name="T44" style:family="text">
      <style:text-properties style:font-name="Times New Roman" fo:font-weight="bold" officeooo:rsid="0028cb2f" style:font-weight-asian="bold" style:font-weight-complex="bold"/>
    </style:style>
    <style:style style:name="T45" style:family="text">
      <style:text-properties style:font-name="Times New Roman" officeooo:rsid="00295553"/>
    </style:style>
    <style:style style:name="T46" style:family="text">
      <style:text-properties officeooo:rsid="00295553"/>
    </style:style>
    <style:style style:name="T47" style:family="text">
      <style:text-properties officeooo:rsid="002a1eee"/>
    </style:style>
    <style:style style:name="T48" style:family="text">
      <style:text-properties officeooo:rsid="002aa4d7"/>
    </style:style>
    <style:style style:name="T49" style:family="text">
      <style:text-properties officeooo:rsid="002aaf62"/>
    </style:style>
    <style:style style:name="T50" style:family="text">
      <style:text-properties officeooo:rsid="002be3d6"/>
    </style:style>
    <style:style style:name="T51" style:family="text">
      <style:text-properties officeooo:rsid="002bee7c"/>
    </style:style>
    <style:style style:name="T52" style:family="text">
      <style:text-properties officeooo:rsid="002d8f30"/>
    </style:style>
    <style:style style:name="T53" style:family="text">
      <style:text-properties fo:font-size="7pt" officeooo:rsid="002bee7c" style:font-size-asian="7pt" style:font-size-complex="7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fo:font-weight="bold" style:font-size-asian="10pt" style:font-weight-asian="bold" style:font-size-complex="10pt" style:font-weight-complex="bold"/>
    </style:style>
    <style:style style:name="T56" style:family="text">
      <style:text-properties officeooo:rsid="003052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h text:style-name="P31" text:outline-level="1"><text:span text:style-name="T7">Проверка</text:span> DKIM-<text:span text:style-name="T7">сигнатуры вручную</text:span></text:h>
      <text:p text:style-name="Text_20_body"><text:span text:style-name="T7">Возьмем письмо</text:span> email <text:span text:style-name="T7">и проверимкорректность</text:span> DKIM-<text:span text:style-name="T7">сигнатуры вручнуюс использованием</text:span> python. <text:span text:style-name="T7">Будем уверены в водписи RSA</text:span>. <text:span text:style-name="T7">Часть</text:span> RSA <text:span text:style-name="T7">требует больше больше места чем планируется</text:span>. <text:span text:style-name="T7">Полный исходный код скрипта можно скачать по адресу</text:span> <text:a xlink:type="simple" xlink:href="https://github.com/kmille/dkim-verify/blob/master/verify-dkim.py" text:style-name="Internet_20_link" text:visited-style-name="Visited_20_Internet_20_Link">verify-dkim.py</text:a> <text:span text:style-name="T7">(https://github.com/kmille/dkim-verify/blob/master/verify-dkim.py)</text:span>.</text:p>
      <text:p text:style-name="Text_20_body"><text:span text:style-name="T7">Недавно был случаи получения сообщений</text:span> 'Signature wrong' <text:span text:style-name="T7">без видимых проблем</text:span>. <text:span text:style-name="T7">Поэтому рассмотрим это подробнее</text:span>.</text:p>
      <text:p text:style-name="Text_20_body"><text:span text:style-name="T7">Что такое</text:span> DKIM? <text:span text:style-name="T7">Если почтовый сервер поддержиает</text:span> DKIM (Domain Keys Identified Mail), <text:span text:style-name="T7">ок подписывает заголовок и тело почтовых сообщения</text:span>. <text:span text:style-name="T7">Таким образом можно быть уверенным что сообщение не было изменено</text:span>.</text:p>
      <text:h text:style-name="Heading_20_1" text:outline-level="1"><text:span text:style-name="T7">Как это работает</text:span>?</text:h>
      <text:list xml:id="list2761297487" text:style-name="L1">
        <text:list-item>
          <text:p text:style-name="P38"><text:span text:style-name="T7">Абонент </text:span><text:span text:style-name="T8">A</text:span> <text:span text:style-name="T7">пишет сообщение абоненту</text:span> <text:span text:style-name="T8">B</text:span> (<text:span text:style-name="T7">т. е. С использованием</text:span> Thunderbird). <text:span text:style-name="T7">Ничего волшебного не происходит.</text:span></text:p>
        </text:list-item>
        <text:list-item>
          <text:p text:style-name="P38"><text:span text:style-name="T7">Сообщение</text:span> email <text:span text:style-name="T7">передается на почтовый сервер</text:span> <text:span text:style-name="T8">A</text:span> <text:span text:style-name="T13">в соответствии с конфигурацией почтового клиента</text:span> </text:p>
        </text:list-item>
        <text:list-item>
          <text:p text:style-name="P38"><text:span text:style-name="T13">Почтовый сервер выполняет</text:span> DKIM <text:span text:style-name="T13">алгоритм</text:span>: <text:span text:style-name="T13">подписывает почтовое сообщение абонента</text:span> <text:span text:style-name="T8">A</text:span> (<text:span text:style-name="T13">по алгоритму</text:span> RSA) <text:span text:style-name="T13">и добавляет</text:span> DKIM-<text:span text:style-name="T13">сигнатуру в заголовок письма.</text:span></text:p>
        </text:list-item>
        <text:list-item>
          <text:p text:style-name="P38"><text:span text:style-name="T13">Почтовый сервер пересылает письмо на почтовый сервер абонента</text:span> <text:span text:style-name="T8">B</text:span>.</text:p>
        </text:list-item>
        <text:list-item>
          <text:p text:style-name="P34"><text:span text:style-name="T13">Почтовый сервер абонента </text:span><text:span text:style-name="T8">B</text:span> <text:span text:style-name="T13">проверяет</text:span> DKIM-<text:span text:style-name="T13">сигнатуру</text:span>. <text:span text:style-name="T13">Для этого у него должен быть открытый ключ сервера</text:span> <text:span text:style-name="T8">A</text:span> <text:span text:style-name="T13">который хранится в записи</text:span> DNS.</text:p>
        </text:list-item>
      </text:list>
      <text:p text:style-name="P19"><text:span text:style-name="T13">Если используется </text:span>Thunderbird, <text:span text:style-name="T13">можно установить плагин</text:span> <text:span text:style-name="Source_20_Text">DKIM Verifier</text:span> <text:span text:style-name="T13">для определения валидности</text:span> DKIM <text:span text:style-name="T13">сигнатур.</text:span></text:p>
      <text:p text:style-name="P21"/>
      <text:p text:style-name="P13">Subject This is a test mail</text:p>
      <text:p text:style-name="P12"><text:span text:style-name="T55">Tj Me &lt;</text:span><text:a xlink:type="simple" xlink:href="mailto:mail@kmille.wtf" text:style-name="Internet_20_link" text:visited-style-name="Visited_20_Internet_20_Link"><text:span text:style-name="T55">mail@kmille.wtf</text:span></text:a><text:span text:style-name="T55">&gt;</text:span></text:p>
      <text:p text:style-name="P13">DKIM Valid (signed by androidloves.me)</text:p>
      <text:p text:style-name="P13">test test</text:p>
      <text:p text:style-name="P21"/>
      <text:p text:style-name="P19"><text:span text:style-name="T14">Можно использовать </text:span>DMARC <text:span text:style-name="T14">(https://en.wikipedia.org/wiki/DMARC) чтобы задать действие почтового сервера в случае неверной DKIM подписи.</text:span></text:p>
      <text:p text:style-name="P21"/>
      <text:p text:style-name="P13">Authentication results: beeftraeger.wurbz.de;</text:p>
      <text:p text:style-name="P13">dkim=pass header.d=ebay.com header.s=dkim1k header.b=EUVhNYtR;</text:p>
      <text:p text:style-name="P13">dmarc=pass (policy=reject) header.from=ebay.com;</text:p>
      <text:p text:style-name="P13">spf=pass (beeftraeger.wurbz.de: domain of <text:a xlink:type="simple" xlink:href="mailto:ebay@ebay.com" text:style-name="Internet_20_link" text:visited-style-name="Visited_20_Internet_20_Link">ebay@ebay.com</text:a> designates 66.211.185.182 as permitted sender) smtp.mailfrom=ebay@ebay.com</text:p>
      <text:p text:style-name="P21"/>
      <text:p text:style-name="P19"><text:span text:style-name="T14">Ниже показан пример</text:span> DKIM-<text:span text:style-name="T14">сигнатуры.</text:span></text:p>
      <text:p text:style-name="P21"/>
      <text:p text:style-name="P14">DKIM-Signature: v=1; a=rsa-sha256; c=relaxed/relaxed; d=androidloves.me;</text:p>
      <text:p text:style-name="P14"><text:s text:c="4"/>s=20190228001; t=1584218937;</text:p>
      <text:p text:style-name="P14"><text:s text:c="4"/>h=from:from:reply-to:subjecy:date:date:message-id:message-id:</text:p>
      <text:p text:style-name="P14"><text:s text:c="6"/>to:to:cc:content-type:content-type:</text:p>
      <text:p text:style-name="P14"><text:s text:c="6"/>content-transfer-encoding:content-transfer-encoding;</text:p>
      <text:p text:style-name="P14"><text:s text:c="4"/>bh=<text:span text:style-name="T56">aeLbTnlUQQv2UFEWKHeiL5Q0NjQwj4ktNSInk8rN/P0=;</text:span></text:p>
      <text:p text:style-name="P14"><text:soft-page-break/><text:s text:c="4"/><text:span text:style-name="T56">b=eJPHovlwH6mU2kj8rEYF2us6TJwQg0/T7NbJ6AlzHNbVJSUJjyMOfn+tN3R/o5sBcSDsHT</text:span></text:p>
      <text:p text:style-name="P14"><text:s text:c="4"/><text:span text:style-name="T56">xGysZJIRPeXEEcAOPNqUV4PcybFf/5cQDVpKZtY7kj/SdapzeFKCPT+uTYGQp1VMUtWfc1</text:span></text:p>
      <text:p text:style-name="P14"><text:s text:c="4"/><text:span text:style-name="T56">SddyAZSw8lHcvkTqWhJKrCU0EoVAsik=</text:span></text:p>
      <text:p text:style-name="P21"/>
      <text:p text:style-name="Text_20_body"><text:span text:style-name="T14">Параметры описаны в </text:span>RFC6376 <text:span text:style-name="T14">(https://tools.ietf.org/html/rfc6376#section-3.5)</text:span>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key=value</text:p>
            </table:table-cell>
            <table:table-cell table:style-name="Таблица1.B1" office:value-type="string">
              <text:p text:style-name="P2">description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<text:span text:style-name="Source_20_Text">v=1</text:span></text:p>
          </table:table-cell>
          <table:table-cell table:style-name="Таблица1.B2" office:value-type="string">
            <text:p text:style-name="P5"><text:span text:style-name="T15">Используется версия</text:span> 1</text:p>
          </table:table-cell>
        </table:table-row>
        <table:table-row>
          <table:table-cell table:style-name="Таблица1.A2" office:value-type="string">
            <text:p text:style-name="Table_20_Contents"><text:span text:style-name="Source_20_Text">a=rsa-sha256</text:span></text:p>
          </table:table-cell>
          <table:table-cell table:style-name="Таблица1.B2" office:value-type="string">
            <text:p text:style-name="P5"><text:span text:style-name="T15">Для хэширования используется алгоритм </text:span>sha256 <text:span text:style-name="T15">и подпись </text:span>RSA.</text:p>
          </table:table-cell>
        </table:table-row>
        <table:table-row>
          <table:table-cell table:style-name="Таблица1.A2" office:value-type="string">
            <text:p text:style-name="Table_20_Contents"><text:span text:style-name="Source_20_Text">c=relaxed/relaxed</text:span></text:p>
          </table:table-cell>
          <table:table-cell table:style-name="Таблица1.B2" office:value-type="string">
            <text:p text:style-name="P4"><text:span text:style-name="T17">Степень канонизированности сообщения</text:span><text:span text:style-name="T16">. </text:span><text:span text:style-name="T17">Может принимать значения</text:span><text:span text:style-name="T16"> </text:span><text:span text:style-name="T19">simple</text:span><text:span text:style-name="T16"> </text:span><text:span text:style-name="T17">или</text:span><text:span text:style-name="T16"> </text:span><text:span text:style-name="T19">relaxed</text:span><text:span text:style-name="T16">. </text:span><text:span text:style-name="T17">Задано в</text:span><text:span text:style-name="T16"> RFC6376 </text:span><text:span text:style-name="T17">раздел</text:span><text:span text:style-name="T16"> 3.4 </text:span><text:span text:style-name="T17">(https://tools.ietf.org/html/rfc6376#section-3.4)</text:span></text:p>
          </table:table-cell>
        </table:table-row>
        <table:table-row>
          <table:table-cell table:style-name="Таблица1.A2" office:value-type="string">
            <text:p text:style-name="Table_20_Contents"><text:span text:style-name="Source_20_Text">d=androidloves.me</text:span></text:p>
          </table:table-cell>
          <table:table-cell table:style-name="Таблица1.B2" office:value-type="string">
            <text:p text:style-name="P5"><text:span text:style-name="T15">Доменное имя для получения у</text:span> DNS <text:span text:style-name="T15">сервера открытого ключа</text:span></text:p>
          </table:table-cell>
        </table:table-row>
        <table:table-row>
          <table:table-cell table:style-name="Таблица1.A2" office:value-type="string">
            <text:p text:style-name="Table_20_Contents"><text:span text:style-name="Source_20_Text">s=2019022801</text:span></text:p>
          </table:table-cell>
          <table:table-cell table:style-name="Таблица1.B2" office:value-type="string">
            <text:p text:style-name="P5"><text:span text:style-name="T24">Селектор открытого ключа</text:span>. In bigger setups it makes sense to use different ones</text:p>
          </table:table-cell>
        </table:table-row>
        <table:table-row>
          <table:table-cell table:style-name="Таблица1.A2" office:value-type="string">
            <text:p text:style-name="Table_20_Contents"><text:span text:style-name="Source_20_Text">t=1584218937</text:span></text:p>
          </table:table-cell>
          <table:table-cell table:style-name="Таблица1.B2" office:value-type="string">
            <text:p text:style-name="P6">Время генерации подписи</text:p>
          </table:table-cell>
        </table:table-row>
        <table:table-row>
          <table:table-cell table:style-name="Таблица1.A2" office:value-type="string">
            <text:p text:style-name="Table_20_Contents"><text:span text:style-name="Source_20_Text">h=from:from:reply-to:subject:subject:date:date:message-id:message-id:to:to:cc:content-type:content-type:content-transfer-encoding:content-transfer-encoding;</text:span></text:p>
          </table:table-cell>
          <table:table-cell table:style-name="Таблица1.B2" office:value-type="string">
            <text:p text:style-name="P5"><text:span text:style-name="T24">наименования подписываемых полей заголовка</text:span> (<text:span text:style-name="T24">список идентификаторов полей заголовка разделенных двоеточием</text:span>)</text:p>
          </table:table-cell>
        </table:table-row>
        <table:table-row>
          <table:table-cell table:style-name="Таблица1.A2" office:value-type="string">
            <text:p text:style-name="Table_20_Contents"><text:span text:style-name="Source_20_Text">bh=aeLbTnlUQQv2UFEWKHeiL5Q0NjOwj4ktNSInk8rN/P0=</text:span></text:p>
          </table:table-cell>
          <table:table-cell table:style-name="Таблица1.B2" office:value-type="string">
            <text:p text:style-name="P5">body hash: <text:span text:style-name="T25">хэш для канонизированного тела сообщения</text:span>. <text:span text:style-name="T25">Алгоритм хэширования хадан в параметре</text:span> '<text:span text:style-name="T20">a</text:span>'</text:p>
          </table:table-cell>
        </table:table-row>
        <table:table-row>
          <table:table-cell table:style-name="Таблица1.A2" office:value-type="string">
            <text:p text:style-name="Table_20_Contents"><text:span text:style-name="Source_20_Text">b=eJPHovlwH6mU2kj8 ... SddyAZSw8lHcvkTqWhJKrCU0EoVAsik=</text:span></text:p>
          </table:table-cell>
          <table:table-cell table:style-name="Таблица1.B2" office:value-type="string">
            <text:p text:style-name="P5"><text:span text:style-name="T25">Сигнатура в кодировке </text:span>base64</text:p>
          </table:table-cell>
        </table:table-row>
      </table:table>
      <text:p text:style-name="P20"/>
      <text:p text:style-name="Text_20_body"><text:span text:style-name="T26">Для выполнения проверки принятого сообщения почтовый сервер должен получить открытый ключ</text:span>. <text:span text:style-name="T26">Для этого используются значения параметров</text:span> <text:span text:style-name="T20">s</text:span> <text:span text:style-name="T26">и</text:span> <text:span text:style-name="T20">d</text:span> DKIM-<text:span text:style-name="T26">сигнатуры с целью построения </text:span>DNS <text:span text:style-name="T26">запроса</text:span> (<text:span text:style-name="T26">формат</text:span> <text:span text:style-name="T20">{s}._domainkey.{d}</text:span> <text:span text:style-name="T26">и тип</text:span> <text:span text:style-name="T8">TXT</text:span>). <text:span text:style-name="T26">Созданный запрос может быть отправлен на DNS сервер с использованием программы </text:span><text:span text:style-name="T21">dig</text:span><text:span text:style-name="T26">. Пример использования данной команды для данного примера приведен ниже.</text:span></text:p>
      <text:p text:style-name="P20"/>
      <text:p text:style-name="P11"><text:span text:style-name="Source_20_Text"><text:span text:style-name="T3">#</text:span></text:span><text:span text:style-name="Source_20_Text"><text:span text:style-name="T2"> </text:span></text:span><text:span text:style-name="Source_20_Text"><text:span text:style-name="T19">dig 2019022801._domainkey.androidloves.me txt +short</text:span></text:span></text:p>
      <text:p text:style-name="P11"><text:span text:style-name="Source_20_Text"><text:span text:style-name="T55">"v=DKIM1; k=rsa; p=MIGfMA0GCSqGSIb3DQEBAQUAA4GNADCBiQKBgQCcaywJn59dbp7TbRiDsVloBdCsgl9wAEvHo9WCDSNRqDJjkF1Fjy44Q4emckHP/Tv7hJdIlBtV8hEw5zGD+/kKkhnlx04BSYqXuxed1nOq6FDjNTIR6TmHetMfVU1IcO7ewyJZp5/2uM64JmTDh2u3ed4+JR7jqFE2e/ZqBTM1iQIDAQAB"</text:span></text:span></text:p>
      <text:p text:style-name="P20"/>
      <text:p text:style-name="Text_20_body"><text:span text:style-name="T27">Здесь значением параметра </text:span><text:span text:style-name="T20">p</text:span> <text:span text:style-name="T27">является закодированный по алгоритму </text:span>base64 <text:span text:style-name="T27">открытый ключ</text:span>. <text:span text:style-name="T27">Алгоритм проверки DCIM-сигнатуры следующий:</text:span></text:p>
      <text:list xml:id="list1309481893" text:style-name="L2">
        <text:list-item>
          <text:p text:style-name="P39">Вычислить значение хэш для тела сообщения в соответствии с заданным алгоритмом;</text:p>
        </text:list-item>
        <text:list-item>
          <text:p text:style-name="P40"><text:soft-page-break/><text:span text:style-name="T27">Сравнить вычисленное значение хэш со значением параметра</text:span> <text:span text:style-name="T20">bh</text:span> <text:span text:style-name="T27">из </text:span>DKIM-<text:span text:style-name="T27">сигнатуры, взятой из заголовка сообщения;</text:span></text:p>
        </text:list-item>
        <text:list-item>
          <text:p text:style-name="P40"><text:span text:style-name="T27">Построить</text:span> <text:span text:style-name="Source_20_Text"><text:span text:style-name="T8">hashed_header</text:span></text:span> (<text:span text:style-name="T27">сообщения которое подписано</text:span>) <text:span text:style-name="T27">в соответствии со значением параметра</text:span> <text:span text:style-name="T20">h</text:span> <text:span text:style-name="T27">из</text:span> DKIM-<text:span text:style-name="T27">сигнатуры заголовка;</text:span></text:p>
        </text:list-item>
        <text:list-item>
          <text:p text:style-name="P35">Сравнить результаты.</text:p>
        </text:list-item>
      </text:list>
      <text:h text:style-name="P32" text:outline-level="1">Детали</text:h>
      <text:p text:style-name="Text_20_body"><text:span text:style-name="T27">При использовании программы</text:span> Thunderbird <text:span text:style-name="T27">можно сохранить сообщение как текстовой файл</text:span> (<text:span text:style-name="T28">File -&gt; Save as</text:span>). <text:span text:style-name="T27">Например, с именем</text:span> <text:span text:style-name="T28">email.eml</text:span>. <text:span text:style-name="T27">Приведем содержимое данного файла</text:span>:</text:p>
      <text:p text:style-name="P20"/>
      <text:p text:style-name="P9"><text:span text:style-name="Source_20_Text"><text:span text:style-name="T1">Delivered-To: mail@kmille.wtf</text:span></text:span></text:p>
      <text:p text:style-name="P9"><text:span text:style-name="Source_20_Text"><text:span text:style-name="T1">Received: from beeftraeger.wurbz.de</text:span></text:span></text:p>
      <text:p text:style-name="P9"><text:span text:style-name="Source_20_Text"><text:s text:c="8"/></text:span><text:span text:style-name="Source_20_Text"><text:span text:style-name="T1">by beeftraeger.wurbz.de (Dovecot) with LMTP id Pp35GDlDbV4/EAAAXgB5vA</text:span></text:span></text:p>
      <text:p text:style-name="P9"><text:span text:style-name="Source_20_Text"><text:s text:c="8"/></text:span><text:span text:style-name="Source_20_Text"><text:span text:style-name="T1">for &lt;mail@kmille.wtf&gt;; Sat, 14 Mar 2020 21:48:57 +0100</text:span></text:span></text:p>
      <text:p text:style-name="P9"><text:span text:style-name="Source_20_Text"><text:span text:style-name="T1">To: mail@kmille.wtf</text:span></text:span></text:p>
      <text:p text:style-name="P9"><text:span text:style-name="Source_20_Text"><text:span text:style-name="T1">DKIM-Signature: v=1; a=rsa-sha256; c=relaxed/relaxed; d=androidloves.me;</text:span></text:span></text:p>
      <text:p text:style-name="P9"><text:span text:style-name="Source_20_Text"><text:s text:c="8"/></text:span><text:span text:style-name="Source_20_Text"><text:span text:style-name="T1">s=2019022801; t=1584218937;</text:span></text:span></text:p>
      <text:p text:style-name="P9"><text:span text:style-name="Source_20_Text"><text:s text:c="8"/></text:span><text:span text:style-name="Source_20_Text"><text:span text:style-name="T1">h=from:from:reply-to:subject:subject:date:date:message-id:message-id:</text:span></text:span></text:p>
      <text:p text:style-name="P9"><text:span text:style-name="Source_20_Text"><text:s text:c="9"/></text:span><text:span text:style-name="Source_20_Text"><text:span text:style-name="T1">to:to:cc:content-type:content-type:</text:span></text:span></text:p>
      <text:p text:style-name="P9"><text:span text:style-name="Source_20_Text"><text:s text:c="9"/></text:span><text:span text:style-name="Source_20_Text"><text:span text:style-name="T1">content-transfer-encoding:content-transfer-encoding;</text:span></text:span></text:p>
      <text:p text:style-name="P9"><text:span text:style-name="Source_20_Text"><text:s text:c="8"/></text:span><text:span text:style-name="Source_20_Text"><text:span text:style-name="T1">bh=aeLbTnlUQQv2UFEWKHeiL5Q0NjOwj4ktNSInk8rN/P0=;</text:span></text:span></text:p>
      <text:p text:style-name="P9"><text:span text:style-name="Source_20_Text"><text:s text:c="8"/></text:span><text:span text:style-name="Source_20_Text"><text:span text:style-name="T1">b=eJPHovlwH6mU2kj8rEYF2us6TJwQg0/T7NbJ6A1zHNbVJ5UJjyMOfn+tN3R/oSsBcSDsHT</text:span></text:span></text:p>
      <text:p text:style-name="P9"><text:span text:style-name="Source_20_Text"><text:s text:c="8"/></text:span><text:span text:style-name="Source_20_Text"><text:span text:style-name="T1">xGysZJIRPeXEEcAOPNqUV4PcybFf/5cQDVpKZtY7kj/SdapzeFKCPT+uTYGQp1VMUtWfc1</text:span></text:span></text:p>
      <text:p text:style-name="P9"><text:span text:style-name="Source_20_Text"><text:s text:c="8"/></text:span><text:span text:style-name="Source_20_Text"><text:span text:style-name="T1">SddyAZSw8lHcvkTqWhJKrCU0EoVAsik=</text:span></text:span></text:p>
      <text:p text:style-name="P9"><text:span text:style-name="Source_20_Text"><text:span text:style-name="T1">From: Christian Schneider &lt;christian.schneider@androidloves.me&gt;</text:span></text:span></text:p>
      <text:p text:style-name="P9"><text:span text:style-name="Source_20_Text"><text:span text:style-name="T1">Subject: this is a test mail</text:span></text:span></text:p>
      <text:p text:style-name="P9"><text:span text:style-name="Source_20_Text"><text:span text:style-name="T1">Message-ID: &lt;4c2828df-2dae-74ff-2fa7-e6ac36100341@androidloves.me&gt;</text:span></text:span></text:p>
      <text:p text:style-name="P9"><text:span text:style-name="Source_20_Text"><text:span text:style-name="T1">Date: Sat, 14 Mar 2020 21:48:57 +0100</text:span></text:span></text:p>
      <text:p text:style-name="P9"><text:span text:style-name="Source_20_Text"><text:span text:style-name="T1">Content-Type: text/plain; charset=utf-8; format=flowed</text:span></text:span></text:p>
      <text:p text:style-name="P9"><text:span text:style-name="Source_20_Text"><text:span text:style-name="T1">Content-Transfer-Encoding: 7bit</text:span></text:span></text:p>
      <text:p text:style-name="P9"><text:span text:style-name="Source_20_Text"><text:span text:style-name="T1">Content-Language: en-US-large</text:span></text:span></text:p>
      <text:p text:style-name="P9"><text:span text:style-name="Source_20_Text"><text:span text:style-name="T1">Authentication-Results: beeftraeger.wurbz.de;</text:span></text:span></text:p>
      <text:p text:style-name="P9"><text:span text:style-name="Source_20_Text"><text:s text:c="8"/></text:span><text:span text:style-name="Source_20_Text"><text:span text:style-name="T1">auth=pass smtp.auth=christian.schneider@androidloves.me smtp.mailfrom=christian.schneider@androidloves.me</text:span></text:span></text:p>
      <text:p text:style-name="P9"/>
      <text:p text:style-name="P9"/>
      <text:p text:style-name="P15"><text:span text:style-name="Source_20_Text"><text:span text:style-name="T1">test test</text:span></text:span></text:p>
      <text:p text:style-name="P29"/>
      <text:p text:style-name="P30">Рассмотрим следующий код на python</text:p>
      <text:p text:style-name="P29"/>
      <text:p text:style-name="P9"><text:s text:c="3"/><text:span text:style-name="T2"><text:s/>mail = email.message_from_bytes(open("email.eml", "rb").read())</text:span></text:p>
      <text:p text:style-name="P10"><text:s text:c="4"/>dkim_header = mail.get("DKIM-Signature")</text:p>
      <text:p text:style-name="P10"/>
      <text:p text:style-name="P16"><text:s text:c="4"/>dkim_parameter = parse_dkim_header(dkim_header)</text:p>
      <text:p text:style-name="P20"/>
      <text:p text:style-name="Text_20_body"><text:span text:style-name="T29">Данный фрагмент открывает текстовой файл с почтовым сообщением и создает из его содержимого </text:span><text:span text:style-name="T9">объект </text:span><text:span text:style-name="T28">email</text:span>. <text:span text:style-name="T29">Переменная </text:span><text:span text:style-name="Source_20_Text"><text:span text:style-name="T8">dkim_header</text:span></text:span> <text:span text:style-name="T29">содержит</text:span> DKIM-<text:span text:style-name="T29">сигнатуру заголовка сообщения</text:span> <text:span text:style-name="T28">email</text:span>. <text:span text:style-name="T29">Переменная </text:span><text:span text:style-name="Source_20_Text"><text:span text:style-name="T8">dkim_parameter</text:span></text:span> <text:span text:style-name="T29">содержит</text:span> DKIM-<text:span text:style-name="T29">сигнатуру разбитую на значения параметров. Отладочная информация приведена ниже.</text:span></text:p>
      <text:p text:style-name="P20"/>
      <text:p text:style-name="P9"><text:span text:style-name="Source_20_Text"><text:span text:style-name="T54">(Pdb++) dkim_header</text:span></text:span></text:p>
      <text:p text:style-name="P11"><text:span text:style-name="Source_20_Text"><text:span text:style-name="T54">'v=1; a=rsa-sha256; c=relaxed/relaxed; d=androidloves.me;\n\t</text:span></text:span></text:p>
      <text:p text:style-name="P11"><text:span text:style-name="Source_20_Text"><text:span text:style-name="T54">s=2019022801; t=1584218937;\n\t</text:span></text:span></text:p>
      <text:p text:style-name="P11"><text:span text:style-name="Source_20_Text"><text:span text:style-name="T54">h=from:from:reply-to:subject:subject:date:date:message-id:message-id:\n\t</text:span></text:span></text:p>
      <text:p text:style-name="P11"><text:span text:style-name="Source_20_Text"><text:span text:style-name="T54"><text:s/>to:to:cc:content-type:content-type:\n\t</text:span></text:span></text:p>
      <text:p text:style-name="P11"><text:soft-page-break/><text:span text:style-name="Source_20_Text"><text:span text:style-name="T54"><text:s/>content-transfer-encoding:content-transfer-encoding;\n\t</text:span></text:span></text:p>
      <text:p text:style-name="P11"><text:span text:style-name="Source_20_Text"><text:span text:style-name="T54">bh=aeLbTnlUQQv2UFEWKHeiL5Q0NjOwj4ktNSInk8rN/P0=;\n\t</text:span></text:span></text:p>
      <text:p text:style-name="P11"><text:span text:style-name="Source_20_Text"><text:span text:style-name="T54">b=eJPHovlwH6mU2kj8rEYF2us6TJwQg0/T7NbJ6A1zHNbVJ5UJjyMOfn+tN3R/oSsBcSDsHT\n\t</text:span></text:span></text:p>
      <text:p text:style-name="P11"><text:span text:style-name="Source_20_Text"><text:span text:style-name="T54">xGysZJIRPeXEEcAOPNqUV4PcybFf/5cQDVpKZtY7kj/SdapzeFKCPT+uTYGQp1VMUtWfc1\n\t</text:span></text:span></text:p>
      <text:p text:style-name="P11"><text:span text:style-name="Source_20_Text"><text:span text:style-name="T54">SddyAZSw8lHcvkTqWhJKrCU0EoVAsik=' &gt;</text:span></text:span></text:p>
      <text:p text:style-name="P9"><text:span text:style-name="Source_20_Text"><text:span text:style-name="T54">(Pdb++) dkim_parameter</text:span></text:span></text:p>
      <text:p text:style-name="P15"><text:span text:style-name="Source_20_Text"><text:span text:style-name="T54">{'v': '1', 'a': 'rsa-sha256', 'c': 'relaxed/relaxed', 'd': 'androidloves.me', 's': '2019022801', 't': '1584218937', 'h': 'from:from:reply-to:subject:subject:date:date:message-id:message-id: to:to:cc:content-type:content-type:content-transfer-encoding: content‑transfer-encoding', 'bh': 'aeLbTnlUQQv2UFEWKHeiL5Q0NjOwj4ktNSInk8rN/P0=', 'b': 'eJPHovlwH6mU2kj8rEYF2us6TJwQg0/T7NbJ6A1zHNbVJ5UJjyMOfn+tN3R/oSsBcSDsHTxGysZJIRPeXEEcAOPNqUV4PcybFf/5cQDVpKZtY7kj/SdapzeFKCPT+uTYGQp1VMUtWfc1SddyAZSw8lHcvkTqWhJKrCU0EoVAsik='}</text:span></text:span></text:p>
      <text:p text:style-name="P20"/>
      <text:p text:style-name="Text_20_body"><text:span text:style-name="T29">Прежде чем вычислять хэш для тела письма, его необходимо канонизировать</text:span>. <text:span text:style-name="T29">Процесс канонизации приведен в</text:span> <text:span text:style-name="T29">разделе</text:span> 3.4.4 <text:span text:style-name="T29">(</text:span><text:a xlink:type="simple" xlink:href="https://tools.ietf.org/html/rfc6376#section-3.4.4" text:style-name="Internet_20_link" text:visited-style-name="Visited_20_Internet_20_Link"><text:span text:style-name="T29">https://tools.ietf.org/html/rfc6376#section-3.4.4</text:span></text:a><text:span text:style-name="T29">) и зависит от значения параметра </text:span><text:span text:style-name="T28">c</text:span> <text:span text:style-name="T29">из</text:span> DKIM-<text:span text:style-name="T29">сигнатуры заголовка</text:span> (<text:span text:style-name="T28">simple/relaxed</text:span>). <text:span text:style-name="T29">Приведенный ниже код не в полной мере соответствует</text:span> RFC. <text:span text:style-name="T30">Например, требование «Игнорирование всех пробелов в конце строк» (</text:span><text:span text:style-name="Source_20_Text">Ignore all whitespace at the end of lines</text:span><text:span text:style-name="Source_20_Text"><text:span text:style-name="T30">)</text:span></text:span><text:span text:style-name="Source_20_Text"><text:span text:style-name="T31"> не реализовано</text:span></text:span>. <text:span text:style-name="T30">Также не реализовано, например, требование «удаление всех последовательностей WSP »</text:span> <text:span text:style-name="T34">(</text:span><text:span text:style-name="Source_20_Text">Reduce all sequences of WSP within a line to a single SP character</text:span><text:span text:style-name="Source_20_Text"><text:span text:style-name="T34">)</text:span></text:span> (<text:span text:style-name="T34">в данном случае не нужно</text:span>). <text:span text:style-name="T34">Хэш для тела сообщения — кодированное по алгоритму</text:span> base64 <text:span text:style-name="T34">значение хэш, вычисленное для канонизированного тела сообщения в соответствии с алгоритмом</text:span> SHA256.</text:p>
      <text:p text:style-name="P20"/>
      <text:p text:style-name="P16">def hash_body(body: str) -&gt; str:</text:p>
      <text:p text:style-name="P16"><text:s text:c="4"/>canonicalized_body = body.strip().encode() + b"\r\n"</text:p>
      <text:p text:style-name="P16"><text:s text:c="4"/>bh = b64encode(SHA256.new(canonicalized_body).digest())</text:p>
      <text:p text:style-name="P16"><text:s text:c="4"/>return bh.decode()</text:p>
      <text:p text:style-name="P16"/>
      <text:p text:style-name="P16"><text:s text:c="4"/>body = mail.get_payload()</text:p>
      <text:p text:style-name="P16"><text:s text:c="4"/>body_hash = hash_body(body)</text:p>
      <text:p text:style-name="P16"/>
      <text:p text:style-name="P16"><text:s text:c="4"/>assert body_hash == dkim_parameter['bh']</text:p>
      <text:p text:style-name="P15"><text:span text:style-name="Source_20_Text"><text:span text:style-name="T2">(Pdb++) body</text:span></text:span></text:p>
      <text:p text:style-name="P15"><text:span text:style-name="Source_20_Text"><text:span text:style-name="T2">'test test\n\n\n'</text:span></text:span></text:p>
      <text:p text:style-name="P15"><text:span text:style-name="Source_20_Text"><text:span text:style-name="T2">(Pdb++) body_hash</text:span></text:span></text:p>
      <text:p text:style-name="P15"><text:span text:style-name="Source_20_Text"><text:span text:style-name="T2">'aeLbTnlUQQv2UFEWKHeiL5Q0NjOwj4ktNSInk8rN/P0='</text:span></text:span></text:p>
      <text:p text:style-name="P20"/>
      <text:p text:style-name="P23"><text:span text:style-name="T35">Вычисленное значение хэш для тела сообщения соответствует значению хэш взятому из </text:span>DKIM-<text:span text:style-name="T35">сигнатуры</text:span> (<text:span text:style-name="T35">значение параметра </text:span><text:span text:style-name="T20">bh</text:span>).</text:p>
      <text:p text:style-name="P26">Следующий фрагмент кода получает открытый ключ с сервера DNS.</text:p>
      <text:p text:style-name="P20"/>
      <text:p text:style-name="P16">defk get_public_key(domain: str, selector: str) -&gt; RSA.RsaKey:</text:p>
      <text:p text:style-name="P16"><text:s text:c="4"/>dns_response = dns.resolver.query("{}._domainkey.{}.".format(selector, domain), "TXT").response.answer[0].to_text()</text:p>
      <text:p text:style-name="P16"><text:s text:c="4"/>p = re.search(r'p=([\w\d/+]*)', dns_response).group(1)</text:p>
      <text:p text:style-name="P16"><text:s text:c="4"/>pub_key = RSA.importKey(b64decode(p))</text:p>
      <text:p text:style-name="P16"><text:s text:c="4"/>return pub_key</text:p>
      <text:p text:style-name="P16"/>
      <text:p text:style-name="P16">public_key = get_public_key(dkim_parameter['d'], dkim_parameter['s'])</text:p>
      <text:p text:style-name="P15"><text:span text:style-name="Source_20_Text"><text:span text:style-name="T2"/></text:span></text:p>
      <text:p text:style-name="P15"><text:span text:style-name="Source_20_Text"><text:span text:style-name="T54">(Pdb++) public_key.n</text:span></text:span></text:p>
      <text:p text:style-name="P15"><text:soft-page-break/><text:span text:style-name="Source_20_Text"><text:span text:style-name="T54">109840904909940404959744221876858620709969218326506407082221779394032326489812790786649034812718574099046117725854400828455845069780702401414898758049907995661494814186559221483509803472525659208951140463116595200877740816407104014421586827141402457631883375757223612729692148186236929622346251839432830432649</text:span></text:span></text:p>
      <text:p text:style-name="P15"><text:span text:style-name="Source_20_Text"><text:span text:style-name="T54">(Pdb++) public_key.e</text:span></text:span></text:p>
      <text:p text:style-name="P15"><text:span text:style-name="Source_20_Text"><text:span text:style-name="T54">65537</text:span></text:span></text:p>
      <text:p text:style-name="P20"/>
      <text:p text:style-name="Text_20_body"><text:span text:style-name="T36">Для проверки сигнатуры надо знать как работает </text:span>RSA. <text:span text:style-name="T36">Хорошее описание данного действия можно загрузить с (http://sergematovic.tripod.com/rsa1.html)</text:span>. RSA — <text:span text:style-name="T36">криптосистема с открытым ключом</text:span>. <text:span text:style-name="T36">Открытый ключ содержит</text:span> <text:span text:style-name="T20">e</text:span> <text:span text:style-name="T36">и</text:span> <text:span text:style-name="T20">n</text:span> (<text:span text:style-name="T36">как видно ранее</text:span>). <text:span text:style-name="T36">Закрытый ключ содержит</text:span> <text:span text:style-name="T20">d</text:span> <text:span text:style-name="T36">и</text:span> <text:span text:style-name="T20">n</text:span> (<text:span text:style-name="T20">e</text:span> <text:span text:style-name="T36">используется для зашифрования</text:span>, <text:span text:style-name="T20">d</text:span> <text:span text:style-name="T36">используется для расшифрования</text:span>).</text:p>
      <text:p text:style-name="P24"><text:span text:style-name="T37">Для зашифрования открытого текста (</text:span><text:span text:style-name="T22">plaintext</text:span><text:span text:style-name="T37">) вычисляется</text:span>: <text:span text:style-name="T20">ciphertext = plaintext^e mod n</text:span> (<text:span text:style-name="T37">знак </text:span><text:span text:style-name="T20">^</text:span> <text:span text:style-name="T37">означает открытый текст (</text:span><text:span text:style-name="T22">plaintext</text:span><text:span text:style-name="T37">) возведенный в степени</text:span> <text:span text:style-name="T20">e</text:span>).</text:p>
      <text:p text:style-name="P22"><text:span text:style-name="T37">Для расшифрования закрытого текста (</text:span><text:span text:style-name="T8">ciphertext</text:span><text:span text:style-name="T38">)</text:span>, <text:span text:style-name="T37">вычисляетяс</text:span>: <text:span text:style-name="T20">plaintext = ciphertext^d mod n</text:span></text:p>
      <text:p text:style-name="P22"><text:span text:style-name="T39">Можно использовать </text:span>RSA <text:span text:style-name="T39">для подписывания сообщения</text:span>/<text:span text:style-name="T39">проверки сигнатуры при замене </text:span><text:span text:style-name="T20">e</text:span> <text:span text:style-name="T39">на</text:span> <text:span text:style-name="T20">d</text:span>:</text:p>
      <text:p text:style-name="P22"><text:span text:style-name="T39">Для подписывания сообщения вычислим</text:span>: <text:span text:style-name="T20">signature = message^d mod n</text:span></text:p>
      <text:p text:style-name="P22"><text:span text:style-name="T39">Для проверки сигнатуры вычислим</text:span>: <text:span text:style-name="T20">signature^e mod d</text:span> <text:span text:style-name="T39">и сравним полученный результат с предполагаемым.</text:span></text:p>
      <text:p text:style-name="P25"><text:span text:style-name="T40">Кратко: с помощью закрытого ключа</text:span> <text:span text:style-name="T20">(d,n)</text:span> <text:span text:style-name="T40">можно расшифровать и подписать сообщение</text:span>. <text:span text:style-name="T40">С помощью открытого ключа</text:span> <text:span text:style-name="T20">(e,n)</text:span> <text:span text:style-name="T40">можно проверить подпись (сигнатуру) и расшифровать сообщение</text:span>. <text:span text:style-name="T40">В данном случае закрытый ключ содержится на почтовом сервере</text:span>, <text:span text:style-name="T40">открытый ключ содержится на DNS сервере в записи доменного имени соответствующего имени почтового сервера.</text:span></text:p>
      <text:p text:style-name="Text_20_body"><text:span text:style-name="T41">Есть особенность</text:span>: RSA <text:span text:style-name="T41">имеетдело только с числами</text:span>. <text:span text:style-name="T41">Почтовое сообщение представляет собой текст.</text:span> <text:span text:style-name="T41">Поэтому в начале преобразуем сообщение в большое число</text:span>. <text:span text:style-name="T41">Программа </text:span><text:span text:style-name="Source_20_Text"><text:span text:style-name="T8">verify-dkim.py</text:span></text:span> <text:span text:style-name="T41">использует для этого функции</text:span> <text:span text:style-name="Source_20_Text"><text:span text:style-name="T8">long_to_bytes</text:span></text:span> <text:span text:style-name="T41">и</text:span> <text:span text:style-name="Source_20_Text"><text:span text:style-name="T8">long_to_bytes</text:span></text:span> <text:span text:style-name="T41">из класса</text:span> <text:span text:style-name="Source_20_Text"><text:span text:style-name="T8">Crypto.Util.number</text:span></text:span>. <text:span text:style-name="T41">Покажем как это работает</text:span>:</text:p>
      <text:p text:style-name="P20"/>
      <text:p text:style-name="P16">from Crypto.Util.number import bytes_to_long</text:p>
      <text:p text:style-name="P16"><text:s text:c="2"/></text:p>
      <text:p text:style-name="P16">def str2int(s):</text:p>
      <text:p text:style-name="P16"><text:s text:c="4"/>r = 0</text:p>
      <text:p text:style-name="P16"><text:s text:c="4"/>for c in s:</text:p>
      <text:p text:style-name="P16"><text:s text:c="8"/>print(f"processing {chr(c)} {c}")</text:p>
      <text:p text:style-name="P16"><text:s text:c="8"/>r = (r &lt;&lt; 8) | c</text:p>
      <text:p text:style-name="P16"><text:s text:c="8"/>print(f"sum: {r}")</text:p>
      <text:p text:style-name="P16"><text:s text:c="5"/>return r</text:p>
      <text:p text:style-name="P16"><text:s text:c="2"/></text:p>
      <text:p text:style-name="P16">s = b"test"</text:p>
      <text:p text:style-name="P16">print(str2int(s))</text:p>
      <text:p text:style-name="P16">print(bytes_to_long(s))</text:p>
      <text:p text:style-name="P20"/>
      <text:p text:style-name="Text_20_body"><text:span text:style-name="T41">Функция</text:span> <text:span text:style-name="Source_20_Text"><text:span text:style-name="T8">str2int</text:span></text:span> <text:span text:style-name="T41">взята из</text:span> <text:a xlink:type="simple" xlink:href="https://www.archlinux.org/packages/community/any/python-dkim/" text:style-name="Internet_20_link" text:visited-style-name="Visited_20_Internet_20_Link">python-dkim</text:a> <text:span text:style-name="T41">(</text:span><text:a xlink:type="simple" xlink:href="https://www.archlinux.org/packages/community/any/python-dkim/" text:style-name="Internet_20_link" text:visited-style-name="Visited_20_Internet_20_Link"><text:span text:style-name="T41">https://www.archlinux.org/packages/community/any/python-dkim/</text:span></text:a><text:span text:style-name="T41">) реализация которой более </text:span><text:soft-page-break/><text:span text:style-name="T41">понятен и прозрачна чем </text:span><text:span text:style-name="Source_20_Text"><text:span text:style-name="T8">bytes_to_long</text:span></text:span> <text:span text:style-name="T41">из</text:span> <text:span text:style-name="Source_20_Text"><text:span text:style-name="T8">Crypto.Util.number</text:span></text:span>. <text:span text:style-name="T42">Суть преобразования сводится к следующему: каждый байт текста сдвигается влево на 8 бит и к полученному значению справа прибавляетя код следующего байта</text:span>.</text:p>
      <text:p text:style-name="P20"/>
      <text:p text:style-name="P15"><text:span text:style-name="Source_20_Text"><text:span text:style-name="T2">kmille@linbox master % </text:span></text:span><text:span text:style-name="Source_20_Text"><text:span text:style-name="T18">python a.py</text:span></text:span></text:p>
      <text:p text:style-name="P15"><text:span text:style-name="Source_20_Text"><text:span text:style-name="T54">processing t 116</text:span></text:span></text:p>
      <text:p text:style-name="P15"><text:span text:style-name="Source_20_Text"><text:span text:style-name="T54">sum: 116</text:span></text:span></text:p>
      <text:p text:style-name="P15"><text:span text:style-name="Source_20_Text"><text:span text:style-name="T54">processing e 101</text:span></text:span></text:p>
      <text:p text:style-name="P15"><text:span text:style-name="Source_20_Text"><text:span text:style-name="T54">sum: 29797</text:span></text:span></text:p>
      <text:p text:style-name="P15"><text:span text:style-name="Source_20_Text"><text:span text:style-name="T54">processing s 115</text:span></text:span></text:p>
      <text:p text:style-name="P15"><text:span text:style-name="Source_20_Text"><text:span text:style-name="T54">sum: 7628147</text:span></text:span></text:p>
      <text:p text:style-name="P15"><text:span text:style-name="Source_20_Text"><text:span text:style-name="T54">processing t 116</text:span></text:span></text:p>
      <text:p text:style-name="P15"><text:span text:style-name="Source_20_Text"><text:span text:style-name="T54">sum: 1952805748</text:span></text:span></text:p>
      <text:p text:style-name="P15"><text:span text:style-name="Source_20_Text"><text:span text:style-name="T54">1952805748</text:span></text:span></text:p>
      <text:p text:style-name="P15"><text:span text:style-name="Source_20_Text"><text:span text:style-name="T54">1952805748</text:span></text:span></text:p>
      <text:p text:style-name="P46"/>
      <text:p text:style-name="P15"><text:span text:style-name="Source_20_Text"><text:span text:style-name="T54">In [21]: 1 &lt;&lt; 8</text:span></text:span></text:p>
      <text:p text:style-name="P15"><text:span text:style-name="Source_20_Text"><text:span text:style-name="T54">Out[21]: 256</text:span></text:span></text:p>
      <text:p text:style-name="P15"><text:span text:style-name="Source_20_Text"><text:span text:style-name="T54"/></text:span></text:p>
      <text:p text:style-name="P15"><text:span text:style-name="Source_20_Text"><text:span text:style-name="T54">In [22]: 116*256 + 101</text:span></text:span></text:p>
      <text:p text:style-name="P15"><text:span text:style-name="Source_20_Text"><text:span text:style-name="T54">Out[22]: 29797</text:span></text:span></text:p>
      <text:p text:style-name="P20"/>
      <text:p text:style-name="Text_20_body"><text:span text:style-name="T42">При использовании</text:span> DKIM <text:span text:style-name="T42">на почтовом сервере подписывается не все сообщение</text:span>. <text:span text:style-name="T42">Сигнатура</text:span> DKIM, <text:span text:style-name="T42">в значении параметра</text:span> <text:span text:style-name="T20">h</text:span> <text:span text:style-name="T42">содержит наименования параметров заголовка (разделены двоеточием </text:span><text:span text:style-name="T43">'</text:span><text:span text:style-name="T23">:</text:span><text:span text:style-name="T44">'</text:span><text:span text:style-name="T42">), которые подписываются.</text:span></text:p>
      <text:p text:style-name="P20"/>
      <text:p text:style-name="P15"><text:span text:style-name="Source_20_Text"><text:span text:style-name="T2">h=from:from:reply-to:subject:subject:date:date:message-id:message-id:</text:span></text:span></text:p>
      <text:p text:style-name="P15"><text:span text:style-name="Source_20_Text"><text:span text:style-name="T2"><text:s/>to:to:cc:content-type:content-type:</text:span></text:span></text:p>
      <text:p text:style-name="P15"><text:span text:style-name="Source_20_Text"><text:span text:style-name="T2"><text:s/>content-transfer-encoding:content-transfer-encoding;</text:span></text:span></text:p>
      <text:p text:style-name="P20"/>
      <text:p text:style-name="Text_20_body"><text:span text:style-name="T42">Поэтому в канонизацию входят, также следующие действия</text:span>:</text:p>
      <text:list xml:id="list2941723293" text:style-name="L3">
        <text:list-item>
          <text:p text:style-name="P41">удаление лидирующих и завершающих пробелов;</text:p>
        </text:list-item>
        <text:list-item>
          <text:p text:style-name="P41">преобразование всех заглавных букв заголовка в прописны;</text:p>
        </text:list-item>
        <text:list-item>
          <text:p text:style-name="P42"><text:span text:style-name="T46">символы</text:span> <text:span text:style-name="T45">'</text:span><text:span text:style-name="T20">\r\n</text:span><text:span text:style-name="T32">'</text:span> <text:span text:style-name="T46">будут добавлены в каждый загловок сообщения;</text:span></text:p>
        </text:list-item>
        <text:list-item>
          <text:p text:style-name="P36"><text:span text:style-name="T46">удаление дублирующихся индикаторов</text:span> (<text:span text:style-name="T46">например таких как</text:span> <text:span text:style-name="T45">'</text:span><text:span text:style-name="T20">to:to:</text:span><text:span text:style-name="T45">'</text:span>) </text:p>
        </text:list-item>
      </text:list>
      <text:p text:style-name="Text_20_body"><text:span text:style-name="T47">Хэш тела сообщения также является частью сигнатуры</text:span>. <text:span text:style-name="T47">Используя приведенные выше данные можно заполнить</text:span> <text:span text:style-name="Source_20_Text">hashed_header</text:span>, <text:span text:style-name="T47">который и будет содержать подпись сообщения, создаваемую почтовым сервером</text:span>. <text:span text:style-name="T47">Как можно увидеть, хэш для тела сообщения записан в виде</text:span> (<text:span text:style-name="T20">bh=aeLbTnlUQQv2UFEWKHeiL5Q0NjOwj4ktNSInk8rN/P0=</text:span>).</text:p>
      <text:p text:style-name="P20"/>
      <text:p text:style-name="P17"><text:span text:style-name="Source_20_Text"><text:span text:style-name="T2">'from:Christian Schneider &lt;</text:span></text:span><text:a xlink:type="simple" xlink:href="mailto:christian.schneider@androidloves.me" text:style-name="Internet_20_link" text:visited-style-name="Visited_20_Internet_20_Link"><text:span text:style-name="Source_20_Text"><text:span text:style-name="T2">christian.schneider@androidloves.me</text:span></text:span></text:a><text:span text:style-name="Source_20_Text"><text:span text:style-name="T2">&gt;\r\n</text:span></text:span></text:p>
      <text:p text:style-name="P17"><text:span text:style-name="Source_20_Text"><text:span text:style-name="T2">subject:this is a test mail\r\n</text:span></text:span></text:p>
      <text:p text:style-name="P17"><text:span text:style-name="Source_20_Text"><text:span text:style-name="T2">date:Sat, 14 Mar 2020 21:48:57 +0100\r\n</text:span></text:span></text:p>
      <text:p text:style-name="P17"><text:span text:style-name="Source_20_Text"><text:span text:style-name="T2">message-id:&lt;</text:span></text:span><text:a xlink:type="simple" xlink:href="mailto:4c2828df-2dae-74ff-2fa7-e6ac36100341@androidloves.me" text:style-name="Internet_20_link" text:visited-style-name="Visited_20_Internet_20_Link"><text:span text:style-name="Source_20_Text"><text:span text:style-name="T2">4c2828df-2dae-74ff-2fa7-e6ac36100341@androidloves.me</text:span></text:span></text:a><text:span text:style-name="Source_20_Text"><text:span text:style-name="T2">&gt;\r\n</text:span></text:span></text:p>
      <text:p text:style-name="P17"><text:span text:style-name="Source_20_Text"><text:span text:style-name="T2">to:mail@kmille.wtf\r\n</text:span></text:span></text:p>
      <text:p text:style-name="P17"><text:span text:style-name="Source_20_Text"><text:span text:style-name="T2">content-type:text/plain; charset=utf-8; format=flowed\r\n</text:span></text:span></text:p>
      <text:p text:style-name="P17"><text:span text:style-name="Source_20_Text"><text:span text:style-name="T2">content-transfer-encoding:7bit\r\n</text:span></text:span></text:p>
      <text:p text:style-name="P17"><text:span text:style-name="Source_20_Text"><text:span text:style-name="T2">dkim-signature:v=1; a=rsa-sha256; c=relaxed/relaxed; d=androidloves.me; s=2019022801; t=1584218937; h=from:from:reply‑to:subject:subject:date:date:message-id:message-id: to:to:cc:content-type:content-type: content-transfer-encoding:content‑transfer-encoding; bh=aeLbTnlUQQv2UFEWKHeiL5Q0NjOwj4ktNSInk8rN/P0=; b='</text:span></text:span></text:p>
      <text:p text:style-name="P20"/>
      <text:p text:style-name="Text_20_body"><text:soft-page-break/><text:span text:style-name="T47">Последнее замечание перед тем, как можно будет верифицировать сигнатуру</text:span>. DKIM <text:span text:style-name="T47">использует</text:span> <text:span text:style-name="T8">pkcs1_v1_5</text:span> <text:span text:style-name="T47">в качестве реализации алгоритма</text:span> RSA (RFC6376 <text:span text:style-name="T47">раздел</text:span> 3.2.2, <text:span text:style-name="T47">(https://tools.ietf.org/html/rfc6376#section-3.3.2)</text:span> RFC3447 <text:span text:style-name="T47">(https://tools.ietf.org/html/rfc3447)</text:span>). <text:span text:style-name="T47">Длина хэш в алгоритме</text:span> SHA256 <text:span text:style-name="T47">равна</text:span> 32 <text:span text:style-name="T47">байта</text:span>. Мы <text:span text:style-name="T48">до</text:span>полняем его несколькими битами, чтобы увеличить его <text:span text:style-name="T48">длину </text:span>до 128 байт. <text:span text:style-name="T48">Схема имеет вид:</text:span></text:p>
      <text:p text:style-name="P20"/>
      <text:p text:style-name="P9"><text:span text:style-name="Source_20_Text"><text:span text:style-name="T2">\x00 \x01 + PS + <text:s/>\x00 + DER_encoded(SHA256-hash)</text:span></text:span></text:p>
      <text:p text:style-name="P7"><text:span text:style-name="Source_20_Text"><text:span text:style-name="T2">with PS = \xff * (128 - 3 (the static bytes) - len(DER_encoded(SHA256-hash)))</text:span></text:span></text:p>
      <text:p text:style-name="P10">def pkcs1_v1_5_encode(msg_hash: SHA256.SHA256Hash, emLen: int) -&gt; bytes:</text:p>
      <text:p text:style-name="P10"><text:s text:c="4"/># msg_hash: is a SHA256 hash object of hashed_header</text:p>
      <text:p text:style-name="P10"/>
      <text:p text:style-name="P10"><text:s text:c="4"/># this code is copied from <text:s/>EMSA_PKCS1_V1_5_ENCODE</text:p>
      <text:p text:style-name="P10"><text:s text:c="4"/># https://github.com/dlitz/pycrypto/blob/v2.7a1/lib/Crypto/Signature/PKCS1_v1_5.py#L173</text:p>
      <text:p text:style-name="P10"><text:s text:c="4"/>digestAlgo = DerSequence([ DerObjectId(msg_hash.oid).encode() ])</text:p>
      <text:p text:style-name="P10"/>
      <text:p text:style-name="P10"><text:s text:c="4"/>#if with_hash_parameters:</text:p>
      <text:p text:style-name="P10"><text:s text:c="4"/>if True:</text:p>
      <text:p text:style-name="P10"><text:s text:c="8"/>digestAlgo.append(DerNull().encode())</text:p>
      <text:p text:style-name="P10"/>
      <text:p text:style-name="P10"><text:s text:c="4"/>digest <text:s text:c="5"/>= DerOctetString(msg_hash.digest())</text:p>
      <text:p text:style-name="P10"><text:s text:c="4"/>digestInfo <text:s/>= DerSequence([</text:p>
      <text:p text:style-name="P10"><text:s text:c="20"/>digestAlgo.encode(),</text:p>
      <text:p text:style-name="P10"><text:s text:c="22"/>digest.encode()</text:p>
      <text:p text:style-name="P10"><text:s text:c="20"/>]).encode()</text:p>
      <text:p text:style-name="P10"/>
      <text:p text:style-name="P10"><text:s text:c="4"/># We need at least 11 bytes for the remaining data: 3 fixed bytes and</text:p>
      <text:p text:style-name="P10"><text:s text:c="4"/># at least 8 bytes of padding).</text:p>
      <text:p text:style-name="P10"><text:s text:c="4"/>if emLen&lt;len(digestInfo)+11:</text:p>
      <text:p text:style-name="P10"><text:s text:c="10"/>raise TypeError("Selected hash algorith has a too long digest (%d bytes)." % len(digest))</text:p>
      <text:p text:style-name="P10"><text:s text:c="4"/>PS = b'\xFF' * (emLen - len(digestInfo) - 3)</text:p>
      <text:p text:style-name="P10"><text:s text:c="4"/>breakpoint()</text:p>
      <text:p text:style-name="P8"><text:s text:c="4"/>return b'\x00\x01' + PS + b'\xff' + digestInfo</text:p>
      <text:p text:style-name="P9"><text:span text:style-name="Source_20_Text"><text:span text:style-name="T2">(Pdb++) msg_hash.hexdigest()</text:span></text:span></text:p>
      <text:p text:style-name="P9"><text:span text:style-name="Source_20_Text"><text:span text:style-name="T2">'5188ff42a5ab71ae70236cf66822ab963b0977a3e7d932237fbfc35005195720' <text:s/></text:span></text:span></text:p>
      <text:p text:style-name="P9"><text:span text:style-name="Source_20_Text"><text:span text:style-name="T2">(Pdb++) msg_hash.digest()</text:span></text:span></text:p>
      <text:p text:style-name="P9"><text:span text:style-name="Source_20_Text"><text:span text:style-name="T2">b'Q\x88\xffB\xa5\xabq\xaep#l\xf6h"\xab\x96;\tw\xa3\xe7\xd92#\x7f\xbf\xc3P\x05\x19W '</text:span></text:span></text:p>
      <text:p text:style-name="P9"><text:span text:style-name="Source_20_Text"><text:span text:style-name="T2">(Pdb++) digest.encode()</text:span></text:span></text:p>
      <text:p text:style-name="P9"><text:span text:style-name="Source_20_Text"><text:span text:style-name="T2">b'\x04 Q\x88\xffB\xa5\xabq\xaep#l\xf6h"\xab\x96;\tw\xa3\xe7\xd92#\x7f\xbf\xc3P\x05\x19W '</text:span></text:span></text:p>
      <text:p text:style-name="P9"><text:span text:style-name="Source_20_Text"><text:span text:style-name="T2">(Pdb++) digestInfo</text:span></text:span></text:p>
      <text:p text:style-name="P9"><text:span text:style-name="Source_20_Text"><text:span text:style-name="T2">b'010\r\x06\t`\x86H\x01e\x03\x04\x02\x01\x05\x00\x04 Q\x88\xffB\xa5\xabq\xaep#l\xf6h"\xab\x96;\tw\xa3\xe7\xd92#\x7f\xbf\xc3P\x05\x19W '</text:span></text:span></text:p>
      <text:p text:style-name="P10"/>
      <text:p text:style-name="P9"><text:span text:style-name="Source_20_Text"><text:span text:style-name="T2">(Pdb++) PS</text:span></text:span></text:p>
      <text:p text:style-name="P9"><text:span text:style-name="Source_20_Text"><text:span text:style-name="T2">b'\xff\xff\xff\xff\xff\xff\xff\xff\xff\xff\xff\xff\xff\xff\xff\xff\xff\xff\xff\xff\xff\xff\xff\xff\xff\xff\xff\xff\xff\xff\xff\xff\xff\xff\xff\xff\xff\xff\xff\xff\xff\xff\xff\xff\xff\xff\xff\xff\xff\xff\xff\xff\xff\xff\</text:span></text:span><text:soft-page-break/><text:span text:style-name="Source_20_Text"><text:span text:style-name="T2">xff\xff\xff\xff\xff\xff\xff\xff\xff\xff\xff\xff\xff\xff\xff\xff\xff\xff\xff\xff'</text:span></text:span></text:p>
      <text:p text:style-name="P10"/>
      <text:p text:style-name="P9"><text:span text:style-name="Source_20_Text"><text:span text:style-name="T2">(Pdb++) len(PS)</text:span></text:span></text:p>
      <text:p text:style-name="P9"><text:span text:style-name="Source_20_Text"><text:span text:style-name="T2">74</text:span></text:span></text:p>
      <text:p text:style-name="P9"><text:span text:style-name="Source_20_Text"><text:span text:style-name="T2">(Pdb++) len(digestInfo)</text:span></text:span></text:p>
      <text:p text:style-name="P9"><text:span text:style-name="Source_20_Text"><text:span text:style-name="T2">51</text:span></text:span></text:p>
      <text:p text:style-name="P9"><text:span text:style-name="Source_20_Text"><text:span text:style-name="T2">(Pdb++) 74 + 51 + 3</text:span></text:span></text:p>
      <text:p text:style-name="P9"><text:span text:style-name="Source_20_Text"><text:span text:style-name="T2">128</text:span></text:span></text:p>
      <text:p text:style-name="P9"><text:span text:style-name="Source_20_Text"><text:span text:style-name="T2">(Pdb++) b'\x00\x01' + PS + b'\x00' + digestInfo</text:span></text:span></text:p>
      <text:p text:style-name="P15"><text:span text:style-name="Source_20_Text"><text:span text:style-name="T2">b'\x00\x01\xff\xff\xff\xff\xff\xff\xff\xff\xff\xff\xff\xff\xff\xff\xff\xff\xff\xff\xff\xff\xff\xff\xff\xff\xff\xff\xff\xff\xff\xff\xff\xff\xff\xff\xff\xff\xff\xff\xff\xff\xff\xff\xff\xff\xff\xff\xff\xff\xff\xff\xff\xff\xff\xff\xff\xff\xff\xff\xff\xff\xff\xff\xff\xff\xff\xff\xff\xff\xff\xff\xff\xff\xff\xff\x00010\r\x06\t`\x86H\x01e\x03\x04\x02\x01\x05\x00\x04 Q\x88\xffB\xa5\xabq\xaep#l\xf6h"\xab\x96;\tw\xa3\xe7\xd92#\x7f\xbf\xc3P\x05\x19W '</text:span></text:span></text:p>
      <text:p text:style-name="P20"/>
      <text:p text:style-name="P27"><text:span text:style-name="T10">Замечание</text:span><text:span text:style-name="T12">1</text:span><text:span text:style-name="T49">:</text:span> <text:span text:style-name="T49">З</text:span>аполнение происходит <text:span text:style-name="T49">в соответствии с</text:span> режим<text:span text:style-name="T49">ом</text:span> шифрования RSA. <text:span text:style-name="T8">Проблема</text:span>: один и тот же ввод приведет к одному и тому же зашифрованному тексту. <text:span text:style-name="T49">Для предотвращения данного эффекта используется измененная схема заполнения</text:span>. <text:span text:style-name="T11">Но</text:span>: <text:span text:style-name="T50">Если для шифрования используется </text:span><text:span text:style-name="T8">pkcs1_v1_5_encode</text:span>, <text:span text:style-name="T50">очевидно, невозможно использовать заполнение статическими байтами.</text:span> Вместо этого используются случайные байты (за исключением \x00). Реализация кодирования DER не <text:span text:style-name="T51">оптимальна. Поэтому использовался код</text:span> из <text:span text:style-name="T20">pycrypto</text:span>.</text:p>
      <text:p text:style-name="P28"><text:span text:style-name="T12">Замечание</text:span><text:span text:style-name="T8">2</text:span>: <text:span text:style-name="T51">программа </text:span>pkcs1_v1_5_encode <text:span text:style-name="T51">устарела</text:span> (<text:span text:style-name="T51">спасибо</text:span> Mr. Bleichenbacher), <text:span text:style-name="T51">будем использовать</text:span> OAEP <text:span text:style-name="T51">(https://tools.ietf.org/html/rfc3447)</text:span>. <text:span text:style-name="T52">Необходимо ознакомиться с</text:span> <text:span text:style-name="T51">информацией из Интернет</text:span> <text:span text:style-name="T51">(</text:span><text:a xlink:type="simple" xlink:href="https://www.cs.cornell.edu/courses/cs5430/2015sp/notes/" text:style-name="Internet_20_link" text:visited-style-name="Visited_20_Internet_20_Link"><text:span text:style-name="T51">https://www.cs.cornell.edu/courses/cs5430/2015sp/notes/</text:span></text:a><text:span text:style-name="T53"> </text:span><text:span text:style-name="T51">rsa_sign_vs_dec.php)</text:span>. <text:span text:style-name="T52">Как известно</text:span>, схема заполнения не имеет здесь никаких преимуществ в плане безопасности.</text:p>
      <text:p text:style-name="Text_20_body">Теперь мы можем собрать все <text:span text:style-name="T52">компоненты программы проверки подписи</text:span>.</text:p>
      <text:p text:style-name="P20"/>
      <text:p text:style-name="P16">def verify_signature(hashed_header: SHA256.SHA256Hash, signature: bytes, public_key: RSA.RsaKey) -&gt; bool:</text:p>
      <text:p text:style-name="P16"><text:s text:c="4"/>modBits = Crypto.Util.number.size(public_key.n)</text:p>
      <text:p text:style-name="P16"><text:s text:c="4"/>emLen = modBits // 8</text:p>
      <text:p text:style-name="P16"/>
      <text:p text:style-name="P16"><text:s text:c="4"/>signature_long = bytes_to_long(signature)</text:p>
      <text:p text:style-name="P16"><text:s text:c="4"/>expected_message_int = pow(signature_long, public_key.e, public_key.n)</text:p>
      <text:p text:style-name="P16"><text:s text:c="4"/>expected_message = long_to_bytes(expected_message_int, emLen)</text:p>
      <text:p text:style-name="P16"/>
      <text:p text:style-name="P16"><text:s text:c="4"/>padded_hash = pkcs1_v1_5_encode(hashed_header, emLen)</text:p>
      <text:p text:style-name="P16"/>
      <text:p text:style-name="P16"><text:s text:c="4"/>assert padded_hash == expected_message</text:p>
      <text:p text:style-name="P16"/>
      <text:p text:style-name="P16">hashed_header = hash_headers(mail, dkim_parameter['h'], body_hash)</text:p>
      <text:p text:style-name="P16">signature = b64decode(dkim_parameter['b'])</text:p>
      <text:p text:style-name="P16"/>
      <text:p text:style-name="P16">verify_signature(hashed_header, signature, public_key)</text:p>
      <text:p text:style-name="P15"><text:span text:style-name="Source_20_Text"><text:span text:style-name="T2"/></text:span></text:p>
      <text:p text:style-name="P15"><text:span text:style-name="Source_20_Text"><text:span text:style-name="T54">(Pdb++) hashed_header</text:span></text:span></text:p>
      <text:p text:style-name="P15"><text:span text:style-name="Source_20_Text"><text:span text:style-name="T54">&lt;Crypto.Hash.SHA256.SHA256Hash object at 0x7f452bec14f0&gt;</text:span></text:span></text:p>
      <text:p text:style-name="P15"><text:soft-page-break/><text:span text:style-name="Source_20_Text"><text:span text:style-name="T54">(Pdb++) hashed_header.hexdigest()</text:span></text:span></text:p>
      <text:p text:style-name="P15"><text:span text:style-name="Source_20_Text"><text:span text:style-name="T54">'5188ff42a5ab71ae70236cf66822ab963b0977a3e7d932237fbfc35005195720'</text:span></text:span></text:p>
      <text:p text:style-name="P15"><text:span text:style-name="Source_20_Text"><text:span text:style-name="T54">(Pdb++) dkim_parameter['b']</text:span></text:span></text:p>
      <text:p text:style-name="P15"><text:span text:style-name="Source_20_Text"><text:span text:style-name="T54">'eJPHovlwH6mU2kj8rEYF2us6TJwQg0/T7NbJ6A1zHNbVJ5UJjyMOfn+tN3R/oSsBcSDsHTxGysZJIRPeXEEcAOPNqUV4PcybFf/5cQDVpKZtY7kj/SdapzeFKCPT+uTYGQp1VMUtWfc1SddyAZSw8lHcvkTqWhJKrCU0EoVAsik='</text:span></text:span></text:p>
      <text:p text:style-name="P15"><text:span text:style-name="Source_20_Text"><text:span text:style-name="T54">(Pdb++) modBits</text:span></text:span></text:p>
      <text:p text:style-name="P15"><text:span text:style-name="Source_20_Text"><text:span text:style-name="T54">1024</text:span></text:span></text:p>
      <text:p text:style-name="P15"><text:span text:style-name="Source_20_Text"><text:span text:style-name="T54">(Pdb++) emLen</text:span></text:span></text:p>
      <text:p text:style-name="P15"><text:span text:style-name="Source_20_Text"><text:span text:style-name="T54">128</text:span></text:span></text:p>
      <text:p text:style-name="Text_20_body"><text:span text:style-name="Source_20_Text"><text:span text:style-name="T5"/></text:span></text:p>
      <text:p text:style-name="Text_20_body"><text:span text:style-name="Source_20_Text"><text:span text:style-name="T33">Переменная </text:span></text:span><text:span text:style-name="Source_20_Text"><text:span text:style-name="T8">signature</text:span></text:span> <text:span text:style-name="T52">хранит декодированное по алгоритму base64 значение <text:s/>сигнатуры, содержащейся в </text:span>DKIM-Signature <text:span text:style-name="T52">заголовка</text:span> (<text:span text:style-name="T52">значение параметра</text:span> <text:span text:style-name="T20">b</text:span>). <text:span text:style-name="T52">Переменная </text:span><text:span text:style-name="Source_20_Text"><text:span text:style-name="T8">modBits</text:span></text:span> <text:span text:style-name="T52">содержит длину открытого ключа</text:span> (<text:span text:style-name="T20">n</text:span>) <text:span text:style-name="T52">в битах</text:span> (<text:span text:style-name="T52">в нашем случае</text:span> 1024 <text:span text:style-name="T52">бита</text:span>). <text:span text:style-name="T52">Переменная </text:span><text:span text:style-name="Source_20_Text"><text:span text:style-name="T8">emLen</text:span></text:span> (<text:span text:style-name="T8">1024/8=128</text:span>) <text:span text:style-name="T52">содержит длину подписи</text:span>. <text:span text:style-name="T52">Это означает, что подпись</text:span> RSA <text:span text:style-name="T52">подписана на ключе длины</text:span> 2048 <text:span text:style-name="T52">бит —</text:span> <text:span text:style-name="T52">двойной длины.</text:span></text:p>
      <text:p text:style-name="Text_20_body"><text:span text:style-name="T52">Теперь пожно использовать алгоритм</text:span> RSA. <text:span text:style-name="T52">Как указано выше</text:span>:</text:p>
      <text:p text:style-name="P3"><text:span text:style-name="T52">Для проверки подписи вычислим</text:span>: <text:span text:style-name="T20">signature^e mod d</text:span> <text:span text:style-name="T52">и сравним</text:span> <text:span text:style-name="T52">полученное значение с ожидаемым</text:span></text:p>
      <text:p text:style-name="Text_20_body"><text:span text:style-name="T52">В</text:span> python <text:span text:style-name="Source_20_Text"><text:span text:style-name="T8">pow(signature_long, public_key.e, public_key.n)</text:span></text:span> <text:span text:style-name="T52">означае то же самое что</text:span> <text:span text:style-name="Source_20_Text"><text:span text:style-name="T8">signature_long^public_key.e mod public_key.n</text:span></text:span>.</text:p>
      <text:p text:style-name="Text_20_body"><text:span text:style-name="T52">Необходимые действия приведены ниже</text:span>:</text:p>
      <text:p text:style-name="P20"/>
      <text:p text:style-name="P15"><text:span text:style-name="Source_20_Text"><text:span text:style-name="T2">kmille@linbox master % </text:span></text:span><text:span text:style-name="Source_20_Text"><text:span text:style-name="T4">virtualenv -p python3 venv</text:span></text:span></text:p>
      <text:p text:style-name="P15"><text:span text:style-name="Source_20_Text"><text:span text:style-name="T2">kmille@linbox master % </text:span></text:span><text:span text:style-name="Source_20_Text"><text:span text:style-name="T4">source venv/bin/activate</text:span></text:span></text:p>
      <text:p text:style-name="P15"><text:span text:style-name="Source_20_Text"><text:span text:style-name="T2">(venv) kmille@linbox master % </text:span></text:span><text:span text:style-name="Source_20_Text"><text:span text:style-name="T4">pip install -r requirements.txt</text:span></text:span></text:p>
      <text:p text:style-name="P15"><text:span text:style-name="Source_20_Text"><text:span text:style-name="T2">(venv) kmille@linbox master % </text:span></text:span><text:span text:style-name="Source_20_Text"><text:span text:style-name="T4">python verify-dkim.py</text:span></text:span></text:p>
      <text:p text:style-name="P15"><text:span text:style-name="Source_20_Text"><text:span text:style-name="T55">body hash matches</text:span></text:span></text:p>
      <text:p text:style-name="P15"><text:span text:style-name="Source_20_Text"><text:span text:style-name="T55">signature is valid</text:span></text:span></text:p>
      <text:p text:style-name="P15"><text:span text:style-name="Source_20_Text"><text:span text:style-name="T55">done</text:span></text:span></text:p>
      <text:p text:style-name="P18"><text:span text:style-name="Source_20_Text"><text:span text:style-name="T5"/></text:span></text:p>
      <text:h text:style-name="P33" text:outline-level="1">Решение некоторых проблем</text:h>
      <text:p text:style-name="Text_20_body"><text:span text:style-name="T52">Возможно в конце </text:span>DNS-записи <text:span text:style-name="T52">содержится ненужная информация</text:span>, <text:span text:style-name="T52">которая корректно декодируется по</text:span> <text:span text:style-name="T8">base64</text:span>. <text:span text:style-name="T52">Например</text:span>:</text:p>
      <text:p text:style-name="Preformatted_20_Text"><text:span text:style-name="Source_20_Text"><text:span text:style-name="T5"/></text:span></text:p>
      <text:p text:style-name="P15"><text:span text:style-name="Source_20_Text">kmille@linbox ~% </text:span><text:span text:style-name="Source_20_Text"><text:span text:style-name="T4">dig 2019022801._domainkey.androidloves.me txt +short | tee dns.txt <text:s/></text:span></text:span></text:p>
      <text:p text:style-name="P15"><text:span text:style-name="Source_20_Text">"v=DKIM1; k=rsa; p=MIGfMA0GCSqGSIb3DQEBAQUAA4GNADCBiQKBgQCcaywJn59dbp7TbRiDsVloBdCsgl9wAEvHo9WCDSNRqDJjkF1Fjy44Q4emckHP/Tv7hJdIlBtV8hEw5zGD+/kKkhnlx04BSYqXuxed1nOq6FDjNTIR6TmHetMfVU1IcO7ewyJZp5/2uM64JmTDh2u3ed4+JR7jqFE2e/ZqBTM1iQIDAQAB"</text:span></text:p>
      <text:p text:style-name="P15"><text:span text:style-name="Source_20_Text">kmille@linbox ~% </text:span><text:span text:style-name="Source_20_Text"><text:span text:style-name="T4">vim dns.txt</text:span></text:span><text:span text:style-name="Source_20_Text"> # </text:span><text:span text:style-name="Source_20_Text"><text:span text:style-name="T52">Комбинацмя похожая на</text:span></text:span><text:span text:style-name="Source_20_Text"> </text:span><text:span text:style-name="Source_20_Text"><text:span text:style-name="T8">ABC</text:span></text:span></text:p>
      <text:p text:style-name="P15"><text:span text:style-name="Source_20_Text">kmille@linbox ~% </text:span><text:span text:style-name="Source_20_Text"><text:span text:style-name="T4">cat dns.txt</text:span></text:span></text:p>
      <text:p text:style-name="P15"><text:span text:style-name="Source_20_Text">"v=DKIM1; k=rsa; p=MIGfMA0GCSqGSIb3DQEBAQUAA4GNADCBiQKBgQCcaywJn59dbp7TbRiDsVloBdCsgl9wAEvHo9WCDSNRqDJjkF1Fjy44Q4emckHP/Tv7hJdIlBtV8hEw5zGD+/kKkhnlx04BSYqXuxed1nOq6FDjNTIR6TmHetMfVU1IcO7ewyJZp5/2uM64JmTDh2u3ed4+JR7jqFE2e/ZqBTM1iQIDAQABABC"</text:span></text:p>
      <text:p text:style-name="P15"><text:span text:style-name="Source_20_Text">kmille@linbox ~% </text:span><text:span text:style-name="Source_20_Text"><text:span text:style-name="T4">cat dns.txt| rg -o "p=(.*)\\"" -r '$1' | base64 -d</text:span></text:span></text:p>
      <text:p text:style-name="P15"><text:span text:style-name="Source_20_Text">#Q2c]E.8CrA;H01pKǣՂ <text:s/></text:span></text:p>
      <text:p text:style-name="P15"><text:span text:style-name="Source_20_Text">NIsP529zUMHp"Yθ&amp;dÇky&gt;%Q6{j35% <text:s/></text:span></text:p>
      <text:p text:style-name="P20"/>
      <text:p text:style-name="Text_20_body"><text:soft-page-break/><text:span text:style-name="T52">Поскольку</text:span> <text:span text:style-name="Source_20_Text"><text:span text:style-name="T8">base64 -d</text:span></text:span> <text:span text:style-name="T52">ошибка не была обнаружена.</text:span> <text:span text:style-name="T52">Для локализации может помочь следующая проверка</text:span> (<text:span text:style-name="T52">Вручную добавлен заголовок</text:span> «<text:span text:style-name="Source_20_Text">----HEADER-----»</text:span>):</text:p>
      <text:p text:style-name="Preformatted_20_Text"><text:span text:style-name="Source_20_Text"><text:span text:style-name="T5"/></text:span></text:p>
      <text:p text:style-name="P15"><text:span text:style-name="Source_20_Text"><text:span text:style-name="T2">kmille@linbox ~% </text:span></text:span><text:span text:style-name="Source_20_Text"><text:span text:style-name="T4">cat dns.txt</text:span></text:span></text:p>
      <text:p text:style-name="P15"><text:span text:style-name="Source_20_Text"><text:span text:style-name="T55">-----BEGIN PUBLIC KEY----- <text:s text:c="3"/></text:span></text:span></text:p>
      <text:p text:style-name="P15"><text:span text:style-name="Source_20_Text"><text:span text:style-name="T55">MIGfMA0GCSqGSIb3DQEBAQUAA4GNADCBiQKBgQCcaywJn59dbp7TbRiDsVloBdCsgl9wAEvHo9WCDSNRqDJjkF1Fjy44Q4emckHP/Tv7hJdIlBtV8hEw5zGD+/kKkhnlx04BSYqXuxed1nOq6FDjNTIR6TmHetMfVU1IcO7ewyJZp5/2uM64JmTDh2u3ed4+JR7jqFE2e/ZqBTM1iQIDAQAB</text:span></text:span></text:p>
      <text:p text:style-name="P15"><text:span text:style-name="Source_20_Text"><text:span text:style-name="T55">-----END PUBLIC KEY----- <text:s/></text:span></text:span></text:p>
      <text:p text:style-name="P15"><text:span text:style-name="Source_20_Text"><text:span text:style-name="T2">kmille@linbox ~% </text:span></text:span><text:span text:style-name="Source_20_Text"><text:span text:style-name="T4">openssl pkey -in dns.txt -pubin -text -noout</text:span></text:span></text:p>
      <text:p text:style-name="P15"><text:span text:style-name="Source_20_Text"><text:span text:style-name="T55">RSA Public-Key: (1024 bit)</text:span></text:span></text:p>
      <text:p text:style-name="P15"><text:span text:style-name="Source_20_Text"><text:span text:style-name="T55">Modulus:</text:span></text:span></text:p>
      <text:p text:style-name="P15"><text:span text:style-name="Source_20_Text"><text:span text:style-name="T55"><text:s text:c="4"/>00:9c:6b:2c:09:9f:9f:5d:6e:9e:d3:6d:18:83:b1:</text:span></text:span></text:p>
      <text:p text:style-name="P15"><text:span text:style-name="Source_20_Text"><text:span text:style-name="T55"><text:s text:c="4"/>59:68:05:d0:ac:82:5f:70:00:4b:c7:a3:d5:82:0d:</text:span></text:span></text:p>
      <text:p text:style-name="P15"><text:span text:style-name="Source_20_Text"><text:span text:style-name="T55"><text:s text:c="4"/>23:51:a8:32:63:90:5d:45:8f:2e:38:43:87:a6:72:</text:span></text:span></text:p>
      <text:p text:style-name="P15"><text:span text:style-name="Source_20_Text"><text:span text:style-name="T55"><text:s text:c="4"/>41:cf:fd:3b:fb:84:97:48:94:1b:55:f2:11:30:e7:</text:span></text:span></text:p>
      <text:p text:style-name="P15"><text:span text:style-name="Source_20_Text"><text:span text:style-name="T55"><text:s text:c="4"/>31:83:fb:f9:0a:92:19:e5:c7:4e:01:49:8a:97:bb:</text:span></text:span></text:p>
      <text:p text:style-name="P15"><text:span text:style-name="Source_20_Text"><text:span text:style-name="T55"><text:s text:c="4"/>17:9d:d6:73:aa:e8:50:e3:35:32:11:e9:39:87:7a:</text:span></text:span></text:p>
      <text:p text:style-name="P15"><text:span text:style-name="Source_20_Text"><text:span text:style-name="T55"><text:s text:c="4"/>d3:1f:55:4d:48:70:ee:de:c3:22:59:a7:9f:f6:b8:</text:span></text:span></text:p>
      <text:p text:style-name="P15"><text:span text:style-name="Source_20_Text"><text:span text:style-name="T55"><text:s text:c="4"/>ce:b8:26:64:c3:87:6b:b7:79:de:3e:25:1e:e3:a8:</text:span></text:span></text:p>
      <text:p text:style-name="P15"><text:span text:style-name="Source_20_Text"><text:span text:style-name="T55"><text:s text:c="4"/>51:36:7b:f6:6a:05:33:35:89</text:span></text:span></text:p>
      <text:p text:style-name="P15"><text:span text:style-name="Source_20_Text"><text:span text:style-name="T55">Exponent: 65537 (0x10001)</text:span></text:span></text:p>
      <text:p text:style-name="P18"><text:span text:style-name="Source_20_Text"><text:span text:style-name="T5"/></text:span></text:p>
      <text:h text:style-name="P33" text:outline-level="1">Заключение</text:h>
      <text:list xml:id="list320309920" text:style-name="L4">
        <text:list-item>
          <text:p text:style-name="P43"><text:span text:style-name="T52">По адресу </text:span><text:span text:style-name="T8">https://www.mail-tester.com/</text:span> <text:span text:style-name="T52">расположен ресурс для онлайн проверки почты на спам.</text:span></text:p>
        </text:list-item>
        <text:list-item>
          <text:p text:style-name="P43"><text:span text:style-name="T52">Можно использовать</text:span> python-dkim <text:span text:style-name="T52">(</text:span><text:a xlink:type="simple" xlink:href="https://www.archlinux.org/packages/community/any/python-dkim/" text:style-name="Internet_20_link" text:visited-style-name="Visited_20_Internet_20_Link">https://www.archlinux.org/packages/community/any/python-dkim/</text:a><text:span text:style-name="T52">)</text:span> <text:span text:style-name="T52">в качестве реализации систтемы проверки DKIM в соответствии с</text:span> RFC (<text:span text:style-name="T20">checkout -d</text:span> <text:span text:style-name="T52">для отладки</text:span>).</text:p>
        </text:list-item>
        <text:list-item>
          <text:p text:style-name="P44"><text:span text:style-name="T52">По адресу</text:span> <text:a xlink:type="simple" xlink:href="https://www.appmaildev.com/en/dkimfile" text:style-name="Internet_20_link" text:visited-style-name="Visited_20_Internet_20_Link">https://www.appmaildev.com/en/dkimfile</text:a> <text:span text:style-name="T52">расположен ресурс для онлайн проверки DKIM.</text:span></text:p>
        </text:list-item>
        <text:list-item>
          <text:p text:style-name="P37"><text:span text:style-name="T52">Хорошее описание</text:span> DKIM <text:a xlink:type="simple" xlink:href="https://dkimcore.org/specification.htm" text:style-name="Internet_20_link" text:visited-style-name="Visited_20_Internet_20_Link">https://dkimcore.org/specification.htm</text:a> (<text:span text:style-name="T52">на котором основано приведенное выше описане</text:span>)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6pt" style:font-name-asian="Noto Sans CJK SC" style:font-family-asian="'Noto Sans CJK SC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align="justify" style:justify-single-word="false" fo:text-indent="1cm" style:auto-text-indent="false"/>
      <style:text-properties fo:font-size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06cm" style:type="center"/>
          <style:tab-stop style:position="18.41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64cm" fo:margin-bottom="1.058cm" fo:margin-left="0.882cm" fo:margin-right="0.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10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 a</meta:initial-creator>
    <meta:creation-date>2022-10-21T17:49:05.699843886</meta:creation-date>
    <dc:date>2022-11-14T18:49:03.585467627</dc:date>
    <dc:creator>a  a</dc:creator>
    <meta:editing-duration>PT11H23M6S</meta:editing-duration>
    <meta:editing-cycles>37</meta:editing-cycles>
    <meta:generator>LibreOffice/6.2.8.2$Linux_x86 LibreOffice_project/f82ddfca21ebc1e222a662a32b25c0c9d20169ee</meta:generator>
    <meta:document-statistic meta:table-count="1" meta:image-count="0" meta:object-count="0" meta:page-count="10" meta:paragraph-count="292" meta:word-count="1930" meta:character-count="21537" meta:non-whitespace-character-count="19466"/>
  </office:meta>
</office:document-meta>
</file>